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0.448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1.93cm"/>
    </style:style>
    <style:style style:name="co14" style:family="table-column">
      <style:table-column-properties fo:break-before="auto" style:column-width="1.427cm"/>
    </style:style>
    <style:style style:name="co15" style:family="table-column">
      <style:table-column-properties fo:break-before="auto" style:column-width="5.23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371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1.901cm"/>
    </style:style>
    <style:style style:name="co21" style:family="table-column">
      <style:table-column-properties fo:break-before="auto" style:column-width="1.118cm"/>
    </style:style>
    <style:style style:name="co22" style:family="table-column">
      <style:table-column-properties fo:break-before="auto" style:column-width="1.873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2.432cm"/>
    </style:style>
    <style:style style:name="co25" style:family="table-column">
      <style:table-column-properties fo:break-before="auto" style:column-width="1.595cm"/>
    </style:style>
    <style:style style:name="co26" style:family="table-column">
      <style:table-column-properties fo:break-before="auto" style:column-width="6.126cm"/>
    </style:style>
    <style:style style:name="co27" style:family="table-column">
      <style:table-column-properties fo:break-before="auto" style:column-width="1.774cm"/>
    </style:style>
    <style:style style:name="co28" style:family="table-column">
      <style:table-column-properties fo:break-before="auto" style:column-width="2.489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688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4" style:family="table" style:master-page-name="PageStyle_5f_Ajus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27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0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0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2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4" style:family="table-cell" style:parent-style-name="Excel_5f_BuiltIn_5f_Percen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5" style:family="table-cell" style:parent-style-name="Excel_5f_BuiltIn_5f_Percent" style:data-style-name="N11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6" style:family="table-cell" style:parent-style-name="Excel_5f_BuiltIn_5f_Percent" style:data-style-name="N11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7" style:family="table-cell" style:parent-style-name="Excel_5f_BuiltIn_5f_Percent" style:data-style-name="N11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Excel_5f_BuiltIn_5f_Percent" style:data-style-name="N11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9" style:family="table-cell" style:parent-style-name="Excel_5f_BuiltIn_5f_Percent" style:data-style-name="N11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Excel_5f_BuiltIn_5f_Percent" style:data-style-name="N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Default" style:data-style-name="N11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8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1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969696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1" style:family="table-cell" style:parent-style-name="Default">
      <style:table-cell-properties fo:border-bottom="0.74pt solid #000000" fo:background-color="#969696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34" style:family="table-cell" style:parent-style-name="Default">
      <style:table-cell-properties fo:border-bottom="0.74pt solid #000000" fo:background-color="#969696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7" style:family="table-cell" style:parent-style-name="Normal_5f_Fator_20_de_20_Ajuste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Fator_20_de_20_Ajuste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4pt" fo:font-style="normal" fo:text-shadow="none" style:text-underline-style="none" fo:font-weight="normal" style:font-size-asian="14pt" style:font-style-asian="normal" style:font-weight-asian="normal" style:font-name-complex="Franklin Gothic Medium" style:font-size-complex="14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fo:border="none" fo:padding="0.071cm" style:rotation-align="none"/>
    </style:style>
    <style:style style:name="ce14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1" style:family="table-cell" style:parent-style-name="Default" style:data-style-name="N2">
      <style:table-cell-properties fo:border-bottom="0.74pt solid #000000" fo:background-color="#ffff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2" style:family="table-cell" style:parent-style-name="Default" style:data-style-name="N2">
      <style:table-cell-properties fo:border-bottom="1.76pt solid #000000" fo:background-color="#ffff00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5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55" style:family="table-cell" style:parent-style-name="Default" style:data-style-name="N1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1" table:number-columns-repeated="52" table:default-cell-style-name="ce3"/>
        <table:table-column table:style-name="co5" table:number-columns-repeated="179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30" table:number-rows-spanned="3">
            <text:p>Identificação da Contagem</text:p>
          </table:table-cell>
          <table:covered-table-cell table:number-columns-repeated="29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9" office:value-type="string" calcext:value-type="string" table:number-columns-spanned="12" table:number-rows-spanned="1">
            <text:p>EITS Tecnologia da Informação LTDA</text:p>
          </table:table-cell>
          <table:covered-table-cell table:number-columns-repeated="11" table:style-name="ce9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15"/>
          <table:table-cell table:style-name="ce22" table:number-columns-spanned="3" table:number-rows-spanned="1"/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15"/>
          <table:table-cell table:style-name="ce25" table:formula="of:=[.Y5]*[.T4]" office:value-type="float" office:value="0" calcext:value-type="float" table:number-columns-spanned="6" table:number-rows-spanned="1">
            <text:p><text:s/>R$- <text:s text:c="2"/></text:p>
          </table:table-cell>
          <table:covered-table-cell table:number-columns-repeated="5" table:style-name="ce25"/>
          <table:table-cell table:number-columns-repeated="994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9" office:value-type="string" calcext:value-type="string" table:number-columns-spanned="17" table:number-rows-spanned="1">
            <text:p>Desafio</text:p>
          </table:table-cell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15"/>
          <table:table-cell table:style-name="ce20" table:formula="of:=[.AA14]" office:value-type="float" office:value="60" calcext:value-type="float" table:number-columns-spanned="6" table:number-rows-spanned="1">
            <text:p><text:s/>60,00 </text:p>
          </table:table-cell>
          <table:covered-table-cell table:number-columns-repeated="5" table:style-name="ce20"/>
          <table:table-cell table:number-columns-repeated="994"/>
        </table:table-row>
        <table:table-row table:style-name="ro3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9" office:value-type="string" calcext:value-type="string" table:number-columns-spanned="17" table:number-rows-spanned="1">
            <text:p>Desafio</text:p>
          </table:table-cell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A</text:p>
          </table:table-cell>
          <table:covered-table-cell table:style-name="ce15"/>
          <table:table-cell table:style-name="ce26" table:formula="of:=[$Ajuste.G23]" office:value-type="float" office:value="60" calcext:value-type="float" table:number-columns-spanned="6" table:number-rows-spanned="1">
            <text:p><text:s/>60,00 </text:p>
          </table:table-cell>
          <table:covered-table-cell table:number-columns-repeated="5" table:style-name="ce26"/>
          <table:table-cell table:number-columns-repeated="994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0" office:value-type="string" calcext:value-type="string" table:number-columns-spanned="17" table:number-rows-spanned="1">
            <text:p>Gabriel Putrick</text:p>
          </table:table-cell>
          <table:covered-table-cell table:number-columns-repeated="16" table:style-name="ce10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6"/>
          <table:table-cell table:style-name="ce27" office:value-type="date" office:date-value="2016-03-21" calcext:value-type="date" table:number-columns-spanned="5" table:number-rows-spanned="1">
            <text:p>21/03/16</text:p>
          </table:table-cell>
          <table:covered-table-cell table:number-columns-repeated="4" table:style-name="ce27"/>
          <table:table-cell table:number-columns-repeated="994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6"/>
          <table:table-cell table:style-name="ce27" table:number-columns-spanned="5" table:number-rows-spanned="1"/>
          <table:covered-table-cell table:number-columns-repeated="4" table:style-name="ce27"/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8"/>
          <table:table-cell table:style-name="ce12" office:value-type="string" calcext:value-type="string">
            <text:p>X</text:p>
          </table:table-cell>
          <table:table-cell table:style-name="ce13" table:number-columns-repeated="2"/>
          <table:table-cell table:style-name="ce14" office:value-type="string" calcext:value-type="string" table:number-columns-spanned="2" table:number-rows-spanned="5">
            <text:p>Sumário</text:p>
          </table:table-cell>
          <table:covered-table-cell table:style-name="ce14"/>
          <table:table-cell table:style-name="ce15" office:value-type="string" calcext:value-type="string" table:number-columns-spanned="6" table:number-rows-spanned="1">
            <text:p>PF não Ajustado</text:p>
          </table:table-cell>
          <table:covered-table-cell table:number-columns-repeated="5" table:style-name="ce15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5"/>
          <table:table-cell table:style-name="ce28" table:number-columns-repeated="2"/>
          <table:table-cell table:number-columns-repeated="992"/>
        </table:table-row>
        <table:table-row table:style-name="ro3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6" office:value-type="string" calcext:value-type="string" table:number-columns-spanned="2" table:number-rows-spanned="1">
            <text:p>Incluídos</text:p>
          </table:table-cell>
          <table:covered-table-cell table:style-name="ce16"/>
          <table:table-cell table:style-name="ce20" table:formula="of:=[$Sumário.E55]" office:value-type="float" office:value="60" calcext:value-type="float" table:number-columns-spanned="4" table:number-rows-spanned="1">
            <text:p><text:s/>60,00 </text:p>
          </table:table-cell>
          <table:covered-table-cell table:number-columns-repeated="3" table:style-name="ce20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20" table:formula="of:=[.S11]*[.W11]" office:value-type="float" office:value="60" calcext:value-type="float" table:number-columns-spanned="4" table:number-rows-spanned="1">
            <text:p><text:s/>60,00 </text:p>
          </table:table-cell>
          <table:covered-table-cell table:number-columns-repeated="3" table:style-name="ce20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Alterados</text:p>
          </table:table-cell>
          <table:covered-table-cell table:style-name="ce17"/>
          <table:table-cell table:style-name="ce20" table:formula="of:=[$Sumário.E56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0"/>
          <table:table-cell table:style-name="ce23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3"/>
          <table:table-cell table:style-name="ce20" table:formula="of:=[.S12]*[.W12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0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Excluidos</text:p>
          </table:table-cell>
          <table:covered-table-cell table:style-name="ce17"/>
          <table:table-cell table:style-name="ce20" table:formula="of:=[$Sumário.E57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0"/>
          <table:table-cell table:style-name="ce23" office:value-type="float" office:value="0.4" calcext:value-type="float" table:number-columns-spanned="4" table:number-rows-spanned="1">
            <text:p>0,40</text:p>
          </table:table-cell>
          <table:covered-table-cell table:number-columns-repeated="3" table:style-name="ce23"/>
          <table:table-cell table:style-name="ce20" table:formula="of:=[.S13]*[.W13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3" table:number-columns-repeated="2"/>
          <table:covered-table-cell table:number-columns-repeated="2" table:style-name="ce14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21" table:formula="of:=SUM([.S11:.V13])" office:value-type="float" office:value="60" calcext:value-type="float" table:number-columns-spanned="4" table:number-rows-spanned="1">
            <text:p><text:s/>60,00 </text:p>
          </table:table-cell>
          <table:covered-table-cell table:number-columns-repeated="3" table:style-name="ce21"/>
          <table:table-cell table:style-name="ce24" table:number-columns-spanned="4" table:number-rows-spanned="1"/>
          <table:covered-table-cell table:number-columns-repeated="3" table:style-name="ce24"/>
          <table:table-cell table:style-name="ce21" table:formula="of:=SUM([.AA11:.AD13])" office:value-type="float" office:value="60" calcext:value-type="float" table:number-columns-spanned="4" table:number-rows-spanned="1">
            <text:p><text:s/>60,00 </text:p>
          </table:table-cell>
          <table:covered-table-cell table:number-columns-repeated="3" table:style-name="ce21"/>
          <table:table-cell table:number-columns-repeated="994"/>
        </table:table-row>
        <table:table-row table:style-name="ro1">
          <table:table-cell table:number-columns-repeated="4"/>
          <table:table-cell table:style-name="ce6" table:number-columns-repeated="13"/>
          <table:table-cell table:style-name="ce19"/>
          <table:table-cell table:style-name="ce6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7" table:number-columns-repeated="4"/>
          <table:table-cell table:style-name="ce6"/>
          <table:table-cell table:style-name="ce11" office:value-type="string" calcext:value-type="string" table:number-columns-spanned="9" table:number-rows-spanned="1">
            <office:annotation draw:style-name="gr1" draw:text-style-name="P1" svg:width="6.008cm" svg:height="3.836cm" svg:x="10.982cm" svg:y="6.622cm" draw:caption-point-x="0.018cm" draw:caption-point-y="0.381cm">
              <dc:date>2016-04-26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2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>
          <table:table-cell table:style-name="ce6" table:number-columns-repeated="10"/>
          <table:table-cell table:style-name="ce11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0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ário" table:style-name="ta2" table:print-ranges="Sumário.A1:Sumário.L59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8" table:default-cell-style-name="ce13"/>
        <table:table-column table:style-name="co12" table:default-cell-style-name="ce13"/>
        <table:table-column table:style-name="co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71" table:default-cell-style-name="ce13"/>
        <table:table-column table:style-name="co5" table:default-cell-style-name="ce80"/>
        <table:table-column table:style-name="co5" table:number-columns-repeated="173" table:default-cell-style-name="ce13"/>
        <table:table-column table:style-name="co5" table:number-columns-repeated="767" table:default-cell-style-name="Default"/>
        <table:table-row table:style-name="ro1">
          <table:table-cell table:style-name="ce2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table-cell table:style-name="ce30" table:formula="of:=[$Contagem.A5]&amp;&quot; : &quot;&amp;[$Contagem.F5]" office:value-type="string" office:string-value="Aplicação : Desafio" calcext:value-type="string" table:number-columns-spanned="5" table:number-rows-spanned="1">
            <text:p>Aplicação : Desafio</text:p>
          </table:table-cell>
          <table:covered-table-cell table:number-columns-repeated="4" table:style-name="ce30"/>
          <table:table-cell table:style-name="ce56" table:formula="of:=[$Contagem.A6]&amp;&quot; : &quot;&amp;[$Contagem.F6]" office:value-type="string" office:string-value="Projeto : Desafio" calcext:value-type="string" table:number-columns-spanned="7" table:number-rows-spanned="1">
            <text:p>Projeto : Desafio</text:p>
          </table:table-cell>
          <table:covered-table-cell table:number-columns-repeated="6" table:style-name="ce56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Gabriel Putrick" calcext:value-type="string" table:number-columns-spanned="5" table:number-rows-spanned="1">
            <text:p>Responsável : Gabriel Putrick</text:p>
          </table:table-cell>
          <table:covered-table-cell table:number-columns-repeated="4" table:style-name="ce31"/>
          <table:table-cell table:style-name="ce5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6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EITS Tecnologia da Informação LTDA" calcext:value-type="string">
            <text:p>Empresa : EITS Tecnologia da Informação LTDA</text:p>
          </table:table-cell>
          <table:table-cell table:style-name="ce38" table:number-columns-repeated="2"/>
          <table:table-cell table:style-name="ce50" table:number-columns-repeated="2"/>
          <table:table-cell table:style-name="ce5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57"/>
          <table:table-cell table:style-name="ce57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57"/>
          <table:table-cell table:style-name="ce70" table:formula="of:=&quot;PF  = &quot;&amp;VALUE([$Contagem.Y5])" office:value-type="string" office:string-value="PF  = 60" calcext:value-type="string" table:number-columns-spanned="2" table:number-rows-spanned="1">
            <text:p>PF <text:s/>= 60</text:p>
          </table:table-cell>
          <table:covered-table-cell table:style-name="ce70"/>
          <table:table-cell table:number-columns-repeated="1012"/>
        </table:table-row>
        <table:table-row table:style-name="ro1">
          <table:table-cell table:style-name="ce33" office:value-type="string" calcext:value-type="string" table:number-columns-spanned="2" table:number-rows-spanned="2">
            <text:p>Tipo de Função</text:p>
          </table:table-cell>
          <table:covered-table-cell table:style-name="ce33"/>
          <table:table-cell table:style-name="ce4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45"/>
          <table:table-cell table:style-name="ce58" office:value-type="string" calcext:value-type="string" table:number-columns-spanned="1" table:number-rows-spanned="2">
            <text:p>Total por Complexidade</text:p>
          </table:table-cell>
          <table:table-cell table:style-name="ce58" table:number-columns-spanned="1" table:number-rows-spanned="2"/>
          <table:table-cell table:style-name="ce63" office:value-type="string" calcext:value-type="string" table:number-columns-spanned="2" table:number-rows-spanned="2">
            <text:p>% </text:p>
          </table:table-cell>
          <table:covered-table-cell table:style-name="ce63"/>
          <table:table-cell table:style-name="ce63" table:number-columns-spanned="2" table:number-rows-spanned="2"/>
          <table:covered-table-cell table:style-name="ce63"/>
          <table:table-cell table:number-columns-repeated="1012"/>
        </table:table-row>
        <table:table-row table:style-name="ro1">
          <table:covered-table-cell table:number-columns-repeated="2" table:style-name="ce33"/>
          <table:covered-table-cell table:number-columns-repeated="4" table:style-name="ce45"/>
          <table:covered-table-cell table:number-columns-repeated="3" table:style-name="ce58"/>
          <table:covered-table-cell table:number-columns-repeated="3" table:style-name="ce63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6" table:number-columns-repeated="9"/>
          <table:table-cell table:style-name="ce74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2.468cm" svg:height="0.45cm" svg:x="3.636cm" svg:y="3.916cm" draw:caption-point-x="-1.465cm" draw:caption-point-y="-0.096cm">
              <dc:date>2016-04-26T00:00:00</dc:date>
              <text:p text:style-name="P1"><text:span text:style-name="T1">Entrada Externa</text:span></text:p>
            </office:annotation>
            <text:p>EE</text:p>
          </table:table-cell>
          <table:table-cell table:style-name="ce47" table:formula="of:=COUNTIF([$Funções.K1:.K127];&quot;EEL&quot;)" office:value-type="float" office:value="8" calcext:value-type="float">
            <text:p>8</text:p>
          </table:table-cell>
          <table:table-cell table:style-name="ce48"/>
          <table:table-cell table:style-name="ce52" office:value-type="string" calcext:value-type="string">
            <text:p>Baixa</text:p>
          </table:table-cell>
          <table:table-cell table:style-name="ce52" office:value-type="string" calcext:value-type="string">
            <text:p>x 3</text:p>
          </table:table-cell>
          <table:table-cell table:style-name="ce47" table:formula="of:=[.C10]*3" office:value-type="float" office:value="24" calcext:value-type="float">
            <text:p>24</text:p>
          </table:table-cell>
          <table:table-cell table:style-name="ce48"/>
          <table:table-cell table:style-name="ce64"/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EEA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Média</text:p>
          </table:table-cell>
          <table:table-cell table:style-name="ce52" office:value-type="string" calcext:value-type="string">
            <text:p>x 4</text:p>
          </table:table-cell>
          <table:table-cell table:style-name="ce47" table:formula="of:=[.C11]*4" office:value-type="float" office:value="0" calcext:value-type="float">
            <text:p>0</text:p>
          </table:table-cell>
          <table:table-cell table:style-name="ce48"/>
          <table:table-cell table:style-name="ce64"/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EEH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Alta</text:p>
          </table:table-cell>
          <table:table-cell table:style-name="ce52" office:value-type="string" calcext:value-type="string">
            <text:p>x 6</text:p>
          </table:table-cell>
          <table:table-cell table:style-name="ce47" table:formula="of:=[.C12]*6" office:value-type="float" office:value="0" calcext:value-type="float">
            <text:p>0</text:p>
          </table:table-cell>
          <table:table-cell table:style-name="ce48"/>
          <table:table-cell table:style-name="ce64"/>
          <table:table-cell table:style-name="ce48"/>
          <table:table-cell/>
          <table:table-cell table:style-name="ce76"/>
          <table:table-cell table:number-columns-repeated="1012"/>
        </table:table-row>
        <table:table-row table:style-name="ro5">
          <table:table-cell table:style-name="ce35"/>
          <table:table-cell table:style-name="ce40"/>
          <table:table-cell table:style-name="ce46"/>
          <table:table-cell table:style-name="ce48" table:number-columns-repeated="3"/>
          <table:table-cell table:style-name="ce46"/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7" table:formula="of:=SUM([.C10:.C12])" office:value-type="float" office:value="8" calcext:value-type="float">
            <text:p>8</text:p>
          </table:table-cell>
          <table:table-cell table:style-name="ce48" table:number-columns-repeated="2"/>
          <table:table-cell table:style-name="ce41" office:value-type="string" calcext:value-type="string">
            <text:p>Total</text:p>
          </table:table-cell>
          <table:table-cell table:style-name="ce47" table:formula="of:=SUM([.G10:.G12])" office:value-type="float" office:value="24" calcext:value-type="float">
            <text:p>24</text:p>
          </table:table-cell>
          <table:table-cell table:style-name="ce48"/>
          <table:table-cell table:style-name="ce65" table:formula="of:=IF([.$G$45]&lt;&gt;0;[.G14]/[.$G$45];&quot;&quot;)" office:value-type="percentage" office:value="0.4" calcext:value-type="percentage">
            <text:p>40,0%</text:p>
          </table:table-cell>
          <table:table-cell table:style-name="ce48" table:number-columns-repeated="2"/>
          <table:table-cell table:style-name="ce75"/>
          <table:table-cell table:number-columns-repeated="2"/>
          <table:table-cell table:style-name="ce79"/>
          <table:table-cell table:number-columns-repeated="1009"/>
        </table:table-row>
        <table:table-row table:style-name="ro6">
          <table:table-cell table:style-name="ce36"/>
          <table:table-cell table:style-name="ce42"/>
          <table:table-cell table:style-name="ce47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2.162cm" svg:height="0.45cm" svg:x="3.636cm" svg:y="7.011cm" draw:caption-point-x="-1.465cm" draw:caption-point-y="-0.625cm">
              <dc:date>2016-04-26T00:00:00</dc:date>
              <text:p text:style-name="P1"><text:span text:style-name="T1">Saída Externa</text:span></text:p>
            </office:annotation>
            <text:p>SE</text:p>
          </table:table-cell>
          <table:table-cell table:style-name="ce47" table:formula="of:=COUNTIF([$Funções.K1:.K127];&quot;SEL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Baixa</text:p>
          </table:table-cell>
          <table:table-cell table:style-name="ce52" office:value-type="string" calcext:value-type="string">
            <text:p>x 4</text:p>
          </table:table-cell>
          <table:table-cell table:style-name="ce47" table:formula="of:=[.C17]*4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SEA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Média</text:p>
          </table:table-cell>
          <table:table-cell table:style-name="ce52" office:value-type="string" calcext:value-type="string">
            <text:p>x 5</text:p>
          </table:table-cell>
          <table:table-cell table:style-name="ce47" table:formula="of:=[.C18]*5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SEH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Alta</text:p>
          </table:table-cell>
          <table:table-cell table:style-name="ce52" office:value-type="string" calcext:value-type="string">
            <text:p>x 7</text:p>
          </table:table-cell>
          <table:table-cell table:style-name="ce47" table:formula="of:=[.C19]*7" office:value-type="float" office:value="0" calcext:value-type="float">
            <text:p>0</text:p>
          </table:table-cell>
          <table:table-cell table:style-name="ce48" table:number-columns-repeated="4"/>
          <table:table-cell table:style-name="ce76"/>
          <table:table-cell table:number-columns-repeated="1012"/>
        </table:table-row>
        <table:table-row table:style-name="ro5">
          <table:table-cell table:style-name="ce35"/>
          <table:table-cell table:style-name="ce40"/>
          <table:table-cell table:style-name="ce46"/>
          <table:table-cell table:style-name="ce48" table:number-columns-repeated="3"/>
          <table:table-cell table:style-name="ce46"/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7" table:formula="of:=SUM([.C17:.C19])" office:value-type="float" office:value="0" calcext:value-type="float">
            <text:p>0</text:p>
          </table:table-cell>
          <table:table-cell table:style-name="ce48" table:number-columns-repeated="2"/>
          <table:table-cell table:style-name="ce41" office:value-type="string" calcext:value-type="string">
            <text:p>Total</text:p>
          </table:table-cell>
          <table:table-cell table:style-name="ce47" table:formula="of:=SUM([.G17:.G19])" office:value-type="float" office:value="0" calcext:value-type="float">
            <text:p>0</text:p>
          </table:table-cell>
          <table:table-cell table:style-name="ce48"/>
          <table:table-cell table:style-name="ce66" table:formula="of:=IF([.$G$45]&lt;&gt;0;[.G21]/[.$G$45];&quot;&quot;)" office:value-type="percentage" office:value="0" calcext:value-type="percentage">
            <text:p>0,0%</text:p>
          </table:table-cell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6">
          <table:table-cell table:style-name="ce36"/>
          <table:table-cell table:style-name="ce42"/>
          <table:table-cell table:style-name="ce47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8"/>
          <table:table-cell table:style-name="ce46" table:number-columns-repeated="3"/>
          <table:table-cell table:style-name="ce48"/>
          <table:table-cell table:style-name="ce46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2.579cm" svg:height="0.423cm" svg:x="3.636cm" svg:y="10.107cm" draw:caption-point-x="-1.465cm" draw:caption-point-y="-1.155cm">
              <dc:date>2016-04-26T00:00:00</dc:date>
              <text:p text:style-name="P1"><text:span text:style-name="T1">Consulta Externa</text:span></text:p>
            </office:annotation>
            <text:p>CE</text:p>
          </table:table-cell>
          <table:table-cell table:style-name="ce47" table:formula="of:=COUNTIF([$Funções.K1:.K127];&quot;CEL&quot;)" office:value-type="float" office:value="5" calcext:value-type="float">
            <text:p>5</text:p>
          </table:table-cell>
          <table:table-cell table:style-name="ce48"/>
          <table:table-cell table:style-name="ce52" office:value-type="string" calcext:value-type="string">
            <text:p>Baixa</text:p>
          </table:table-cell>
          <table:table-cell table:style-name="ce52" office:value-type="string" calcext:value-type="string">
            <text:p>x 3</text:p>
          </table:table-cell>
          <table:table-cell table:style-name="ce47" table:formula="of:=[.C24]*3" office:value-type="float" office:value="15" calcext:value-type="float">
            <text:p>15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CEA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Média</text:p>
          </table:table-cell>
          <table:table-cell table:style-name="ce52" office:value-type="string" calcext:value-type="string">
            <text:p>x 4</text:p>
          </table:table-cell>
          <table:table-cell table:style-name="ce47" table:formula="of:=[.C25]*4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CEH&quot;)" office:value-type="float" office:value="0" calcext:value-type="float">
            <text:p>0</text:p>
          </table:table-cell>
          <table:table-cell table:style-name="ce48"/>
          <table:table-cell table:style-name="ce52" office:value-type="string" calcext:value-type="string">
            <text:p>Alta</text:p>
          </table:table-cell>
          <table:table-cell table:style-name="ce52" office:value-type="string" calcext:value-type="string">
            <text:p>x 6</text:p>
          </table:table-cell>
          <table:table-cell table:style-name="ce47" table:formula="of:=[.C26]*6" office:value-type="float" office:value="0" calcext:value-type="float">
            <text:p>0</text:p>
          </table:table-cell>
          <table:table-cell table:style-name="ce48" table:number-columns-repeated="4"/>
          <table:table-cell table:style-name="ce76"/>
          <table:table-cell table:number-columns-repeated="1012"/>
        </table:table-row>
        <table:table-row table:style-name="ro5">
          <table:table-cell table:style-name="ce35"/>
          <table:table-cell table:style-name="ce40"/>
          <table:table-cell table:style-name="ce46"/>
          <table:table-cell table:style-name="ce48" table:number-columns-repeated="3"/>
          <table:table-cell table:style-name="ce46"/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7" table:formula="of:=SUM([.C24:.C26])" office:value-type="float" office:value="5" calcext:value-type="float">
            <text:p>5</text:p>
          </table:table-cell>
          <table:table-cell table:style-name="ce48" table:number-columns-repeated="2"/>
          <table:table-cell table:style-name="ce41" office:value-type="string" calcext:value-type="string">
            <text:p>Total</text:p>
          </table:table-cell>
          <table:table-cell table:style-name="ce47" table:formula="of:=SUM([.G24:.G26])" office:value-type="float" office:value="15" calcext:value-type="float">
            <text:p>15</text:p>
          </table:table-cell>
          <table:table-cell table:style-name="ce48"/>
          <table:table-cell table:style-name="ce67" table:formula="of:=IF([.$G$45]&lt;&gt;0;[.G28]/[.$G$45];&quot;&quot;)" office:value-type="percentage" office:value="0.25" calcext:value-type="percentage">
            <text:p>25,0%</text:p>
          </table:table-cell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6">
          <table:table-cell table:style-name="ce36"/>
          <table:table-cell table:style-name="ce42"/>
          <table:table-cell table:style-name="ce47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8"/>
          <table:table-cell table:style-name="ce46" table:number-columns-repeated="3"/>
          <table:table-cell table:style-name="ce48"/>
          <table:table-cell table:style-name="ce46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3.245cm" svg:height="0.45cm" svg:x="3.636cm" svg:y="13.203cm" draw:caption-point-x="-1.465cm" draw:caption-point-y="-1.684cm">
              <dc:date>2016-04-26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47" table:formula="of:=COUNTIF([$Funções.K1:.K127];&quot;ALIL&quot;)" office:value-type="float" office:value="3" calcext:value-type="float">
            <text:p>3</text:p>
          </table:table-cell>
          <table:table-cell table:style-name="ce48"/>
          <table:table-cell table:style-name="ce48" office:value-type="string" calcext:value-type="string">
            <text:p>Baixa</text:p>
          </table:table-cell>
          <table:table-cell table:style-name="ce48" office:value-type="string" calcext:value-type="string">
            <text:p>x 7</text:p>
          </table:table-cell>
          <table:table-cell table:style-name="ce47" table:formula="of:=[.C31]*7" office:value-type="float" office:value="21" calcext:value-type="float">
            <text:p>21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ALIA&quot;)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Média</text:p>
          </table:table-cell>
          <table:table-cell table:style-name="ce48" office:value-type="string" calcext:value-type="string">
            <text:p>x 10</text:p>
          </table:table-cell>
          <table:table-cell table:style-name="ce47" table:formula="of:=[.C32]*10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ALIH&quot;)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Alta</text:p>
          </table:table-cell>
          <table:table-cell table:style-name="ce48" office:value-type="string" calcext:value-type="string">
            <text:p>x 15</text:p>
          </table:table-cell>
          <table:table-cell table:style-name="ce47" table:formula="of:=[.C33]*15" office:value-type="float" office:value="0" calcext:value-type="float">
            <text:p>0</text:p>
          </table:table-cell>
          <table:table-cell table:style-name="ce48" table:number-columns-repeated="4"/>
          <table:table-cell table:style-name="ce76"/>
          <table:table-cell table:number-columns-repeated="1012"/>
        </table:table-row>
        <table:table-row table:style-name="ro5">
          <table:table-cell table:style-name="ce35"/>
          <table:table-cell table:style-name="ce40"/>
          <table:table-cell table:style-name="ce46"/>
          <table:table-cell table:style-name="ce48" table:number-columns-repeated="3"/>
          <table:table-cell table:style-name="ce46"/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7" table:formula="of:=SUM([.C31:.C33])" office:value-type="float" office:value="3" calcext:value-type="float">
            <text:p>3</text:p>
          </table:table-cell>
          <table:table-cell table:style-name="ce48" table:number-columns-repeated="2"/>
          <table:table-cell table:style-name="ce41" office:value-type="string" calcext:value-type="string">
            <text:p>Total</text:p>
          </table:table-cell>
          <table:table-cell table:style-name="ce47" table:formula="of:=SUM([.G31:.G33])" office:value-type="float" office:value="21" calcext:value-type="float">
            <text:p>21</text:p>
          </table:table-cell>
          <table:table-cell table:style-name="ce48"/>
          <table:table-cell table:style-name="ce68" table:formula="of:=IF([.$G$45]&lt;&gt;0;[.G35]/[.$G$45];&quot;&quot;)" office:value-type="percentage" office:value="0.35" calcext:value-type="percentage">
            <text:p>35,0%</text:p>
          </table:table-cell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6">
          <table:table-cell table:style-name="ce36"/>
          <table:table-cell table:style-name="ce42"/>
          <table:table-cell table:style-name="ce47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8"/>
          <table:table-cell table:style-name="ce46" table:number-columns-repeated="3"/>
          <table:table-cell table:style-name="ce48"/>
          <table:table-cell table:style-name="ce46" table:number-columns-repeated="4"/>
          <table:table-cell table:style-name="ce74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4.147cm" svg:height="0.424cm" svg:x="3.636cm" svg:y="16.298cm" draw:caption-point-x="-1.465cm" draw:caption-point-y="-2.213cm">
              <dc:date>2016-04-26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47" table:formula="of:=COUNTIF([$Funções.K1:.K127];&quot;AIEL&quot;)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Baixa</text:p>
          </table:table-cell>
          <table:table-cell table:style-name="ce48" office:value-type="string" calcext:value-type="string">
            <text:p>x 5</text:p>
          </table:table-cell>
          <table:table-cell table:style-name="ce47" table:formula="of:=[.C38]*5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AIEA&quot;)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Média</text:p>
          </table:table-cell>
          <table:table-cell table:style-name="ce48" office:value-type="string" calcext:value-type="string">
            <text:p>x 7</text:p>
          </table:table-cell>
          <table:table-cell table:style-name="ce47" table:formula="of:=[.C39]*7" office:value-type="float" office:value="0" calcext:value-type="float">
            <text:p>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7" table:formula="of:=COUNTIF([$Funções.K1:.K127];&quot;AIEH&quot;)" office:value-type="float" office:value="0" calcext:value-type="float">
            <text:p>0</text:p>
          </table:table-cell>
          <table:table-cell table:style-name="ce48"/>
          <table:table-cell table:style-name="ce48" office:value-type="string" calcext:value-type="string">
            <text:p>Alta</text:p>
          </table:table-cell>
          <table:table-cell table:style-name="ce48" office:value-type="string" calcext:value-type="string">
            <text:p>x 10</text:p>
          </table:table-cell>
          <table:table-cell table:style-name="ce47" table:formula="of:=[.C40]*10" office:value-type="float" office:value="0" calcext:value-type="float">
            <text:p>0</text:p>
          </table:table-cell>
          <table:table-cell table:style-name="ce48" table:number-columns-repeated="4"/>
          <table:table-cell table:style-name="ce76"/>
          <table:table-cell table:number-columns-repeated="1012"/>
        </table:table-row>
        <table:table-row table:style-name="ro5">
          <table:table-cell table:style-name="ce35"/>
          <table:table-cell table:style-name="ce40"/>
          <table:table-cell table:style-name="ce46"/>
          <table:table-cell table:style-name="ce48" table:number-columns-repeated="3"/>
          <table:table-cell table:style-name="ce46"/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7" table:formula="of:=SUM([.C38:.C40])" office:value-type="float" office:value="0" calcext:value-type="float">
            <text:p>0</text:p>
          </table:table-cell>
          <table:table-cell table:style-name="ce48" table:number-columns-repeated="2"/>
          <table:table-cell table:style-name="ce41" office:value-type="string" calcext:value-type="string">
            <text:p>Total</text:p>
          </table:table-cell>
          <table:table-cell table:style-name="ce47" table:formula="of:=SUM([.G38:.G40])" office:value-type="float" office:value="0" calcext:value-type="float">
            <text:p>0</text:p>
          </table:table-cell>
          <table:table-cell table:style-name="ce48"/>
          <table:table-cell table:style-name="ce69" table:formula="of:=IF([.$G$45]&lt;&gt;0;[.G42]/[.$G$45];&quot;&quot;)" office:value-type="percentage" office:value="0" calcext:value-type="percentage">
            <text:p>0,0%</text:p>
          </table:table-cell>
          <table:table-cell table:style-name="ce48" table:number-columns-repeated="2"/>
          <table:table-cell table:style-name="ce75"/>
          <table:table-cell table:number-columns-repeated="1012"/>
        </table:table-row>
        <table:table-row table:style-name="ro6">
          <table:table-cell table:style-name="ce36"/>
          <table:table-cell table:style-name="ce42"/>
          <table:table-cell table:style-name="ce47" table:number-columns-repeated="9"/>
          <table:table-cell table:style-name="ce77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number-columns-repeated="5"/>
          <table:table-cell table:style-name="ce48">
            <draw:frame table:end-cell-address="Sumário.L51" table:end-x="1.27cm" table:end-y="0.456cm" draw:z-index="0" draw:name="Chart 8" draw:style-name="gr2" draw:text-style-name="P2" svg:width="6.279cm" svg:height="3.394cm" svg:x="0.08cm" svg:y="0.026cm">
  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8" table:number-columns-repeated="3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PF não ajustados (contagem detalhada)</text:p>
          </table:table-cell>
          <table:table-cell table:style-name="ce48" table:number-columns-repeated="4"/>
          <table:table-cell table:style-name="ce47" table:formula="of:=SUM([.G14]+[.G21]+[.G28]+[.G35]+[.G42])" office:value-type="float" office:value="60" calcext:value-type="float">
            <text:p>60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6.799cm" svg:height="1.561cm" svg:x="3.665cm" svg:y="19.685cm" draw:caption-point-x="-1.494cm" draw:caption-point-y="-2.61cm">
              <dc:date>2016-04-26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48" table:number-columns-repeated="4"/>
          <table:table-cell table:style-name="ce47" table:formula="of:=([.C10]+[.C11]+[.C12])*4+([.C17]+[.C18]+[.C19])*5+([.C24]+[.C25]+[.C26])*4+([.C31]+[.C32]+[.C33])*7+([.C38]+[.C39]+[.C40])*5" office:value-type="float" office:value="73" calcext:value-type="float">
            <text:p>73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1" draw:text-style-name="P1" svg:width="6.799cm" svg:height="1.561cm" svg:x="3.665cm" svg:y="20.108cm" draw:caption-point-x="-1.494cm" draw:caption-point-y="-2.61cm">
              <dc:date>2016-04-26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48" table:number-columns-repeated="4"/>
          <table:table-cell table:style-name="ce47" table:formula="of:=([.C31]+[.C32]+[.C33])*35+([.C38]+[.C39]+[.C40])*15" office:value-type="float" office:value="105" calcext:value-type="float">
            <text:p>105</text:p>
          </table:table-cell>
          <table:table-cell table:style-name="ce48" table:number-columns-repeated="4"/>
          <table:table-cell table:style-name="ce75"/>
          <table:table-cell table:number-columns-repeated="1012"/>
        </table:table-row>
        <table:table-row table:style-name="ro1" table:number-rows-repeated="2">
          <table:table-cell table:style-name="ce35"/>
          <table:table-cell table:style-name="ce40"/>
          <table:table-cell table:style-name="ce48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number-columns-repeated="6"/>
          <table:table-cell table:style-name="ce48" table:number-columns-repeated="3"/>
          <table:table-cell/>
          <table:table-cell table:style-name="ce75"/>
          <table:table-cell table:number-columns-repeated="1012"/>
        </table:table-row>
        <table:table-row table:style-name="ro7">
          <table:table-cell table:style-name="ce35"/>
          <table:table-cell table:number-columns-repeated="6"/>
          <table:table-cell table:style-name="ce48" table:number-columns-repeated="3"/>
          <table:table-cell/>
          <table:table-cell table:style-name="ce75"/>
          <table:table-cell table:number-columns-repeated="1012"/>
        </table:table-row>
        <table:table-row table:style-name="ro1">
          <table:table-cell table:style-name="ce34"/>
          <table:table-cell table:style-name="ce39" table:number-columns-repeated="10"/>
          <table:table-cell table:style-name="ce74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de PF Local</text:p>
          </table:table-cell>
          <table:table-cell table:style-name="ce40" table:number-columns-repeated="9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0" table:number-columns-repeated="3"/>
          <table:table-cell table:style-name="ce53" office:value-type="string" calcext:value-type="string">
            <text:p>NÃO AJS</text:p>
          </table:table-cell>
          <table:table-cell table:style-name="ce53" office:value-type="string" calcext:value-type="string">
            <text:p>DFL</text:p>
          </table:table-cell>
          <table:table-cell table:style-name="ce53" office:value-type="string" calcext:value-type="string">
            <text:p>LOCAL</text:p>
          </table:table-cell>
          <table:table-cell table:style-name="ce40" table:number-columns-repeated="4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43"/>
          <table:table-cell table:style-name="ce54" table:formula="of:=SUMIF([$Funções.$H$8:.$H$227];&quot;I&quot;;[$Funções.$N$8:.$N$227])" office:value-type="float" office:value="60" calcext:value-type="float">
            <text:p>60,00</text:p>
          </table:table-cell>
          <table:table-cell table:style-name="ce54" table:formula="of:=[$Contagem.W11]" office:value-type="float" office:value="1" calcext:value-type="float">
            <text:p>1,00</text:p>
          </table:table-cell>
          <table:table-cell table:style-name="ce59" table:formula="of:=[.F55]*[.E55]" office:value-type="float" office:value="60" calcext:value-type="float">
            <text:p>60,00</text:p>
          </table:table-cell>
          <table:table-cell table:style-name="ce61" table:number-columns-repeated="3"/>
          <table:table-cell table:style-name="ce71" office:value-type="string" calcext:value-type="string">
            <text:p>TOTAL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43"/>
          <table:table-cell table:style-name="ce54" table:formula="of:=SUMIF([$Funções.$H$8:.$H$127];&quot;A&quot;;[$Funções.$N$8:.$N$127])" office:value-type="float" office:value="0" calcext:value-type="float">
            <text:p>0,00</text:p>
          </table:table-cell>
          <table:table-cell table:style-name="ce54" table:formula="of:=[$Contagem.W12]" office:value-type="float" office:value="0.6" calcext:value-type="float">
            <text:p>0,60</text:p>
          </table:table-cell>
          <table:table-cell table:style-name="ce59" table:formula="of:=[.F56]*[.E56]" office:value-type="float" office:value="0" calcext:value-type="float">
            <text:p>0,00</text:p>
          </table:table-cell>
          <table:table-cell table:style-name="ce61" table:number-columns-repeated="3"/>
          <table:table-cell table:style-name="ce72" table:formula="of:=[$Contagem.Y5]" office:value-type="float" office:value="60" calcext:value-type="float">
            <text:p>60,00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43"/>
          <table:table-cell table:style-name="ce54" table:formula="of:=SUMIF([$Funções.$H$8:.$H$2897];&quot;E&quot;;[$Funções.$N$8:.$N$8])" office:value-type="float" office:value="0" calcext:value-type="float">
            <text:p>0,00</text:p>
          </table:table-cell>
          <table:table-cell table:style-name="ce54" table:formula="of:=[$Contagem.W13]" office:value-type="float" office:value="0.4" calcext:value-type="float">
            <text:p>0,40</text:p>
          </table:table-cell>
          <table:table-cell table:style-name="ce59" table:formula="of:=[.F57]*[.E57]" office:value-type="float" office:value="0" calcext:value-type="float">
            <text:p>0,00</text:p>
          </table:table-cell>
          <table:table-cell table:style-name="ce61" table:number-columns-repeated="3"/>
          <table:table-cell table:style-name="ce40"/>
          <table:table-cell table:style-name="ce75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43"/>
          <table:table-cell table:style-name="ce54" table:formula="of:=SUMIF([$Funções.$H$8:.$H$8];&quot;T&quot;;[$Funções.$N$8:.$N$8])" office:value-type="float" office:value="0" calcext:value-type="float">
            <text:p>0,00</text:p>
          </table:table-cell>
          <table:table-cell table:style-name="ce54" table:formula="of:=[$Contagem.W14]" office:value-type="float" office:value="0" calcext:value-type="float">
            <text:p>0,00</text:p>
          </table:table-cell>
          <table:table-cell table:style-name="ce59" table:formula="of:=[.F58]*[.E58]" office:value-type="float" office:value="0" calcext:value-type="float">
            <text:p>0,00</text:p>
          </table:table-cell>
          <table:table-cell table:style-name="ce61" table:number-columns-repeated="3"/>
          <table:table-cell table:style-name="ce40"/>
          <table:table-cell table:style-name="ce75"/>
          <table:table-cell table:number-columns-repeated="1012"/>
        </table:table-row>
        <table:table-row table:style-name="ro1">
          <table:table-cell table:style-name="ce37"/>
          <table:table-cell table:style-name="ce44"/>
          <table:table-cell table:style-name="ce49"/>
          <table:table-cell table:style-name="ce51"/>
          <table:table-cell table:style-name="ce55"/>
          <table:table-cell table:style-name="ce51"/>
          <table:table-cell table:style-name="ce60"/>
          <table:table-cell table:style-name="ce62" table:number-columns-repeated="3"/>
          <table:table-cell table:style-name="ce73"/>
          <table:table-cell table:style-name="ce78"/>
          <table:table-cell table:number-columns-repeated="1012"/>
        </table:table-row>
        <table:table-row table:style-name="ro8" table:number-rows-repeated="104851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Funções" table:style-name="ta3" table:print-ranges="Funções.A1:Funções.S8">
        <office:forms form:automatic-focus="false" form:apply-design-mode="false"/>
        <table:table-column table:style-name="co10" table:number-columns-repeated="5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4" table:default-cell-style-name="ce88"/>
        <table:table-column table:style-name="co18" table:default-cell-style-name="ce88"/>
        <table:table-column table:style-name="co19" table:default-cell-style-name="ce88"/>
        <table:table-column table:style-name="co12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23" table:default-cell-style-name="ce88"/>
        <table:table-column table:style-name="co24" table:default-cell-style-name="ce88"/>
        <table:table-column table:style-name="co25" table:default-cell-style-name="ce88"/>
        <table:table-column table:style-name="co26" table:default-cell-style-name="ce88"/>
        <table:table-column table:style-name="co27" table:visibility="collapse" table:default-cell-style-name="ce88"/>
        <table:table-column table:style-name="co28" table:default-cell-style-name="ce88"/>
        <table:table-column table:style-name="co5" table:number-columns-repeated="236" table:default-cell-style-name="ce88"/>
        <table:table-column table:style-name="co5" table:number-columns-repeated="767" table:default-cell-style-name="Default"/>
        <table:table-header-rows>
          <table:table-row table:style-name="ro1">
            <table:table-cell table:style-name="ce81" office:value-type="string" calcext:value-type="string" table:number-columns-spanned="15" table:number-rows-spanned="3">
              <text:p><text:s/>Planilha de contagem de ponto de função - Versão 2.0</text:p>
            </table:table-cell>
            <table:covered-table-cell table:number-columns-repeated="14" table:style-name="ce81"/>
            <table:table-cell table:style-name="ce120" table:number-columns-repeated="5"/>
            <table:table-cell table:style-name="ce125" table:number-columns-repeated="1004"/>
          </table:table-row>
          <table:table-row table:style-name="ro1">
            <table:covered-table-cell table:number-columns-repeated="15" table:style-name="ce81"/>
            <table:table-cell table:style-name="ce120" table:number-columns-repeated="5"/>
            <table:table-cell table:style-name="ce125" table:number-columns-repeated="1004"/>
          </table:table-row>
          <table:table-row table:style-name="ro1">
            <table:covered-table-cell table:number-columns-repeated="15" table:style-name="ce81"/>
            <table:table-cell table:style-name="ce120" table:number-columns-repeated="5"/>
            <table:table-cell table:style-name="ce125" table:number-columns-repeated="1004"/>
          </table:table-row>
          <table:table-row table:style-name="ro1">
            <table:table-cell table:style-name="ce82" table:formula="of:=[$Contagem.A5]&amp;&quot; : &quot;&amp;[$Contagem.F5]" office:value-type="string" office:string-value="Aplicação : Desafio" calcext:value-type="string" table:number-columns-spanned="6" table:number-rows-spanned="1">
              <text:p>Aplicação : Desafio</text:p>
            </table:table-cell>
            <table:covered-table-cell table:number-columns-repeated="5" table:style-name="ce82"/>
            <table:table-cell table:style-name="ce91" table:formula="of:=[$Contagem.A6]&amp;&quot; : &quot;&amp;[$Contagem.F6]" office:value-type="string" office:string-value="Projeto : Desafio" calcext:value-type="string" table:number-columns-spanned="7" table:number-rows-spanned="1">
              <text:p>Projeto : Desafio</text:p>
            </table:table-cell>
            <table:covered-table-cell table:number-columns-repeated="6" table:style-name="ce91"/>
            <table:table-cell table:style-name="ce91" table:number-columns-repeated="7"/>
            <table:table-cell table:style-name="ce125" table:number-columns-repeated="1004"/>
          </table:table-row>
          <table:table-row table:style-name="ro1">
            <table:table-cell table:style-name="ce83" table:formula="of:=[$Contagem.A7]&amp;&quot; : &quot;&amp;[$Contagem.F7]" office:value-type="string" office:string-value="Responsável : Gabriel Putrick" calcext:value-type="string" table:number-columns-spanned="6" table:number-rows-spanned="1">
              <text:p>Responsável : Gabriel Putrick</text:p>
            </table:table-cell>
            <table:covered-table-cell table:number-columns-repeated="5" table:style-name="ce83"/>
            <table:table-cell table:style-name="ce91" table:formula="of:=[$Contagem.A8]&amp;&quot; : &quot;&amp;[$Contagem.F8]" office:value-type="string" office:string-value="Revisor : " calcext:value-type="string" table:number-columns-spanned="7" table:number-rows-spanned="1">
              <text:p>Revisor : </text:p>
            </table:table-cell>
            <table:covered-table-cell table:number-columns-repeated="6" table:style-name="ce91"/>
            <table:table-cell table:style-name="ce91" table:number-columns-repeated="7"/>
            <table:table-cell table:style-name="ce126" table:number-columns-repeated="1004"/>
          </table:table-row>
          <table:table-row table:style-name="ro1">
            <table:table-cell table:style-name="ce84" table:formula="of:=[$Contagem.A4]&amp;&quot; : &quot;&amp;[$Contagem.F4]" office:value-type="string" office:string-value="Empresa : EITS Tecnologia da Informação LTDA" calcext:value-type="string" table:number-columns-spanned="5" table:number-rows-spanned="1">
              <text:p>Empresa : EITS Tecnologia da Informação LTDA</text:p>
            </table:table-cell>
            <table:covered-table-cell table:number-columns-repeated="4" table:style-name="ce84"/>
            <table:table-cell table:style-name="ce9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91"/>
            <table:table-cell table:style-name="ce96" table:formula="of:=&quot; Custo= &quot;&amp;DOLLAR([$Contagem.Y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96"/>
            <table:table-cell table:style-name="ce116" table:formula="of:=&quot;PF  = &quot;&amp;[$Contagem.AA14]" office:value-type="string" office:string-value="PF  = 60" calcext:value-type="string" table:number-columns-spanned="2" table:number-rows-spanned="1">
              <text:p>PF <text:s/>= 60</text:p>
            </table:table-cell>
            <table:covered-table-cell table:style-name="ce116"/>
            <table:table-cell table:style-name="ce121"/>
            <table:table-cell table:style-name="ce123" table:number-columns-repeated="3"/>
            <table:table-cell table:style-name="ce124"/>
            <table:table-cell table:style-name="ce126" table:number-columns-repeated="1004"/>
          </table:table-row>
          <table:table-row table:style-name="ro1">
            <table:table-cell table:style-name="ce85" office:value-type="string" calcext:value-type="string" table:number-columns-spanned="6" table:number-rows-spanned="1">
              <office:annotation draw:style-name="gr1" draw:text-style-name="P1" svg:width="5.205cm" svg:height="1.931cm" svg:x="7.968cm" svg:y="2.143cm" draw:caption-point-x="4.801cm" draw:caption-point-y="0.407cm">
                <dc:date>2016-04-26T00:00:00</dc:date>
                <text:p text:style-name="P1"><text:span text:style-name="T1">O processo é a menor unidade de atividade significativa para o usuário?</text:span></text:p>
                <text:p text:style-name="P1"><text:span text:style-name="T1"/></text:p>
                <text:p text:style-name="P1"><text:span text:style-name="T1">É auto-contido e deixa o negócio da aplicação em um estado consistente?</text:span></text:p>
              </office:annotation>
              <text:p>Processo Elementar ou Grupo de Dados</text:p>
            </table:table-cell>
            <table:covered-table-cell table:number-columns-repeated="5" table:style-name="ce85"/>
            <table:table-cell table:style-name="ce94" office:value-type="string" calcext:value-type="string">
              <office:annotation draw:style-name="gr1" draw:text-style-name="P1" svg:width="3.079cm" svg:height="0.82cm" svg:x="29.049cm" svg:y="2.275cm" draw:caption-point-x="-15.218cm" draw:caption-point-y="0.275cm">
                <dc:date>2016-04-26T00:00:00</dc:date>
                <text:p text:style-name="P1"><text:span text:style-name="T1">Tipo de Função:</text:span></text:p>
                <text:p text:style-name="P1"><text:span text:style-name="T1">ALI, AIE, EE, SE, CE</text:span></text:p>
              </office:annotation>
              <text:p>Tipo</text:p>
            </table:table-cell>
            <table:table-cell table:style-name="ce97" office:value-type="string" calcext:value-type="string">
              <office:annotation draw:style-name="gr1" draw:text-style-name="P1" svg:width="7.807cm" svg:height="1.27cm" svg:x="14.68cm" svg:y="2.963cm" draw:caption-point-x="0.521cm" draw:caption-point-y="-0.413cm">
                <dc:date>2016-04-26T00:00:00</dc:date>
                <text:p text:style-name="P1"><text:span text:style-name="T2">Tipo de Manutenção na função:</text:span></text:p>
                <text:p text:style-name="P1"><text:span text:style-name="T2"/></text:p>
  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  </office:annotation>
              <text:p>(I/A/E/T)</text:p>
            </table:table-cell>
            <table:table-cell table:style-name="ce110" office:value-type="string" calcext:value-type="string">
              <office:annotation draw:style-name="gr1" draw:text-style-name="P1" svg:width="3.254cm" svg:height="0.451cm" svg:x="39.401cm" svg:y="2.831cm" draw:caption-point-x="-22.773cm" draw:caption-point-y="-0.281cm">
                <dc:date>2016-04-26T00:00:00</dc:date>
                <text:p text:style-name="P1"><text:span text:style-name="T1">Tipos de Dados (DETs)</text:span></text:p>
              </office:annotation>
              <text:p>TD</text:p>
            </table:table-cell>
            <table:table-cell table:style-name="ce110" office:value-type="string" calcext:value-type="string">
              <office:annotation draw:style-name="gr1" draw:text-style-name="P1" svg:width="3.582cm" svg:height="0.821cm" svg:x="39.401cm" svg:y="2.831cm" draw:caption-point-x="-21.487cm" draw:caption-point-y="-0.281cm">
                <dc:date>2016-04-26T00:00:00</dc:date>
                <text:p text:style-name="P1"><text:span text:style-name="T1">Arquivos Referenciados/ Tipos de Registro</text:span></text:p>
              </office:annotation>
              <text:p>AR/TR</text:p>
            </table:table-cell>
            <table:table-cell table:style-name="ce112" office:value-type="string" calcext:value-type="string">
              <text:p>ctl</text:p>
            </table:table-cell>
            <table:table-cell table:style-name="ce112" office:value-type="string" calcext:value-type="string">
              <text:p>C</text:p>
            </table:table-cell>
            <table:table-cell table:style-name="ce112" office:value-type="string" calcext:value-type="string">
              <text:p>Complex.</text:p>
            </table:table-cell>
            <table:table-cell table:style-name="ce112" office:value-type="string" calcext:value-type="string">
              <text:p>PF</text:p>
            </table:table-cell>
            <table:table-cell table:style-name="ce118" office:value-type="string" calcext:value-type="string">
              <text:p>PF Local</text:p>
            </table:table-cell>
            <table:table-cell table:style-name="ce122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122"/>
            <table:table-cell table:style-name="ce127" table:number-columns-repeated="1004"/>
          </table:table-row>
        </table:table-header-rows>
        <table:table-row table:style-name="ro9">
          <table:table-cell table:style-name="ce86" office:value-type="string" calcext:value-type="string">
            <text:p>ALI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ALI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8];[.L8])" office:value-type="string" office:string-value="ALIL" calcext:value-type="string">
            <text:p>ALIL</text:p>
          </table:table-cell>
          <table:table-cell table:style-name="ce11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1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19" table:formula="of:=IF([.H8]=&quot;I&quot;;[.N8]*[$Contagem.$W$11];IF([.H8]=&quot;E&quot;;[.N8]*[$Contagem.$W$13];IF([.H8]=&quot;A&quot;;[.N8]*[$Contagem.$W$12];IF([.H8]=&quot;T&quot;;[.N8]*[$Contagem.$W$14];&quot;&quot;))))" office:value-type="float" office:value="7" calcext:value-type="float">
            <text:p>7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Cadastrar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9];[.L9])" office:value-type="string" office:string-value="EEL" calcext:value-type="string">
            <text:p>EEL</text:p>
          </table:table-cell>
          <table:table-cell table:style-name="ce11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115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3" calcext:value-type="float">
            <text:p>3</text:p>
          </table:table-cell>
          <table:table-cell table:style-name="ce119" table:formula="of:=IF([.H9]=&quot;I&quot;;[.N9]*[$Contagem.$W$11];IF([.H9]=&quot;E&quot;;[.N9]*[$Contagem.$W$13];IF([.H9]=&quot;A&quot;;[.N9]*[$Contagem.$W$12];IF([.H9]=&quot;T&quot;;[.N9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Alterar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10];[.L10])" office:value-type="string" office:string-value="EEL" calcext:value-type="string">
            <text:p>EEL</text:p>
          </table:table-cell>
          <table:table-cell table:style-name="ce11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11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119" table:formula="of:=IF([.H10]=&quot;I&quot;;[.N10]*[$Contagem.$W$11];IF([.H10]=&quot;E&quot;;[.N10]*[$Contagem.$W$13];IF([.H10]=&quot;A&quot;;[.N10]*[$Contagem.$W$12];IF([.H10]=&quot;T&quot;;[.N10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Consultar produtos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C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11];[.L11])" office:value-type="string" office:string-value="CEL" calcext:value-type="string">
            <text:p>CEL</text:p>
          </table:table-cell>
          <table:table-cell table:style-name="ce11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1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19" table:formula="of:=IF([.H11]=&quot;I&quot;;[.N11]*[$Contagem.$W$11];IF([.H11]=&quot;E&quot;;[.N11]*[$Contagem.$W$13];IF([.H11]=&quot;A&quot;;[.N11]*[$Contagem.$W$12];IF([.H11]=&quot;T&quot;;[.N11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Excluir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12];[.L12])" office:value-type="string" office:string-value="EEL" calcext:value-type="string">
            <text:p>EEL</text:p>
          </table:table-cell>
          <table:table-cell table:style-name="ce11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1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19" table:formula="of:=IF([.H12]=&quot;I&quot;;[.N12]*[$Contagem.$W$11];IF([.H12]=&quot;E&quot;;[.N12]*[$Contagem.$W$13];IF([.H12]=&quot;A&quot;;[.N12]*[$Contagem.$W$12];IF([.H12]=&quot;T&quot;;[.N12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Vincular produto a categorias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13];[.L13])" office:value-type="string" office:string-value="EEL" calcext:value-type="string">
            <text:p>EEL</text:p>
          </table:table-cell>
          <table:table-cell table:style-name="ce11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1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19" table:formula="of:=IF([.H13]=&quot;I&quot;;[.N13]*[$Contagem.$W$11];IF([.H13]=&quot;E&quot;;[.N13]*[$Contagem.$W$13];IF([.H13]=&quot;A&quot;;[.N13]*[$Contagem.$W$12];IF([.H13]=&quot;T&quot;;[.N13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Visualizar detalhes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C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14];[.L14])" office:value-type="string" office:string-value="CEL" calcext:value-type="string">
            <text:p>CEL</text:p>
          </table:table-cell>
          <table:table-cell table:style-name="ce11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1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119" table:formula="of:=IF([.H14]=&quot;I&quot;;[.N14]*[$Contagem.$W$11];IF([.H14]=&quot;E&quot;;[.N14]*[$Contagem.$W$13];IF([.H14]=&quot;A&quot;;[.N14]*[$Contagem.$W$12];IF([.H14]=&quot;T&quot;;[.N14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99" table:content-validation-name="val2"/>
          <table:table-cell table:style-name="ce111" table:number-columns-repeated="2"/>
          <table:table-cell table:style-name="ce113" table:formula="of:=CONCATENATE([.G15];[.L15])">
            <text:p/>
          </table:table-cell>
          <table:table-cell table:style-name="ce11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15" table:formula="of:=IF([.L15]=&quot;L&quot;;&quot;Baixa&quot;;IF([.L15]=&quot;A&quot;;&quot;Média&quot;;IF([.L15]=&quot;&quot;;&quot;&quot;;&quot;Alta&quot;)))">
            <text:p/>
          </table:table-cell>
          <table:table-cell table:style-name="ce11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19" table:formula="of:=IF([.H15]=&quot;I&quot;;[.N15]*[$Contagem.$W$11];IF([.H15]=&quot;E&quot;;[.N15]*[$Contagem.$W$13];IF([.H15]=&quot;A&quot;;[.N15]*[$Contagem.$W$12];IF([.H15]=&quot;T&quot;;[.N1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ALI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ALI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16];[.L16])" office:value-type="string" office:string-value="ALIL" calcext:value-type="string">
            <text:p>ALIL</text:p>
          </table:table-cell>
          <table:table-cell table:style-name="ce11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1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119" table:formula="of:=IF([.H16]=&quot;I&quot;;[.N16]*[$Contagem.$W$11];IF([.H16]=&quot;E&quot;;[.N16]*[$Contagem.$W$13];IF([.H16]=&quot;A&quot;;[.N16]*[$Contagem.$W$12];IF([.H16]=&quot;T&quot;;[.N16]*[$Contagem.$W$14];&quot;&quot;))))" office:value-type="float" office:value="7" calcext:value-type="float">
            <text:p>7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Cadastrar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17];[.L17])" office:value-type="string" office:string-value="EEL" calcext:value-type="string">
            <text:p>EEL</text:p>
          </table:table-cell>
          <table:table-cell table:style-name="ce11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1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19" table:formula="of:=IF([.H17]=&quot;I&quot;;[.N17]*[$Contagem.$W$11];IF([.H17]=&quot;E&quot;;[.N17]*[$Contagem.$W$13];IF([.H17]=&quot;A&quot;;[.N17]*[$Contagem.$W$12];IF([.H17]=&quot;T&quot;;[.N17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Alterar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18];[.L18])" office:value-type="string" office:string-value="EEL" calcext:value-type="string">
            <text:p>EEL</text:p>
          </table:table-cell>
          <table:table-cell table:style-name="ce11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1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19" table:formula="of:=IF([.H18]=&quot;I&quot;;[.N18]*[$Contagem.$W$11];IF([.H18]=&quot;E&quot;;[.N18]*[$Contagem.$W$13];IF([.H18]=&quot;A&quot;;[.N18]*[$Contagem.$W$12];IF([.H18]=&quot;T&quot;;[.N18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Consultar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C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19];[.L19])" office:value-type="string" office:string-value="CEL" calcext:value-type="string">
            <text:p>CEL</text:p>
          </table:table-cell>
          <table:table-cell table:style-name="ce11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15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19" table:formula="of:=IF([.H19]=&quot;I&quot;;[.N19]*[$Contagem.$W$11];IF([.H19]=&quot;E&quot;;[.N19]*[$Contagem.$W$13];IF([.H19]=&quot;A&quot;;[.N19]*[$Contagem.$W$12];IF([.H19]=&quot;T&quot;;[.N19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Excluir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20];[.L20])" office:value-type="string" office:string-value="EEL" calcext:value-type="string">
            <text:p>EEL</text:p>
          </table:table-cell>
          <table:table-cell table:style-name="ce11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15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19" table:formula="of:=IF([.H20]=&quot;I&quot;;[.N20]*[$Contagem.$W$11];IF([.H20]=&quot;E&quot;;[.N20]*[$Contagem.$W$13];IF([.H20]=&quot;A&quot;;[.N20]*[$Contagem.$W$12];IF([.H20]=&quot;T&quot;;[.N20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Vincular sub-categoria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E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21];[.L21])" office:value-type="string" office:string-value="EEL" calcext:value-type="string">
            <text:p>EEL</text:p>
          </table:table-cell>
          <table:table-cell table:style-name="ce11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115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119" table:formula="of:=IF([.H21]=&quot;I&quot;;[.N21]*[$Contagem.$W$11];IF([.H21]=&quot;E&quot;;[.N21]*[$Contagem.$W$13];IF([.H21]=&quot;A&quot;;[.N21]*[$Contagem.$W$12];IF([.H21]=&quot;T&quot;;[.N21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Visualizar detalhes de categoria de produto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C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3" table:formula="of:=CONCATENATE([.G22];[.L22])" office:value-type="string" office:string-value="CEL" calcext:value-type="string">
            <text:p>CEL</text:p>
          </table:table-cell>
          <table:table-cell table:style-name="ce11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11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119" table:formula="of:=IF([.H22]=&quot;I&quot;;[.N22]*[$Contagem.$W$11];IF([.H22]=&quot;E&quot;;[.N22]*[$Contagem.$W$13];IF([.H22]=&quot;A&quot;;[.N22]*[$Contagem.$W$12];IF([.H22]=&quot;T&quot;;[.N22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23];[.L23])">
            <text:p/>
          </table:table-cell>
          <table:table-cell table:style-name="ce11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115" table:formula="of:=IF([.L23]=&quot;L&quot;;&quot;Baixa&quot;;IF([.L23]=&quot;A&quot;;&quot;Média&quot;;IF([.L23]=&quot;&quot;;&quot;&quot;;&quot;Alta&quot;)))">
            <text:p/>
          </table:table-cell>
          <table:table-cell table:style-name="ce11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119" table:formula="of:=IF([.H23]=&quot;I&quot;;[.N23]*[$Contagem.$W$11];IF([.H23]=&quot;E&quot;;[.N23]*[$Contagem.$W$13];IF([.H23]=&quot;A&quot;;[.N23]*[$Contagem.$W$12];IF([.H23]=&quot;T&quot;;[.N2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ALI Login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ALI</text:p>
          </table:table-cell>
          <table:table-cell table:style-name="ce102" table:content-validation-name="val2" office:value-type="string" calcext:value-type="string">
            <text:p>I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24];[.L24])" office:value-type="string" office:string-value="ALIL" calcext:value-type="string">
            <text:p>ALIL</text:p>
          </table:table-cell>
          <table:table-cell table:style-name="ce114" office:value-type="string" calcext:value-type="string">
            <text:p>L</text:p>
          </table:table-cell>
          <table:table-cell table:style-name="ce115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119" table:formula="of:=IF([.H24]=&quot;I&quot;;[.N24]*[$Contagem.$W$11];IF([.H24]=&quot;E&quot;;[.N24]*[$Contagem.$W$13];IF([.H24]=&quot;A&quot;;[.N24]*[$Contagem.$W$12];IF([.H24]=&quot;T&quot;;[.N24]*[$Contagem.$W$14];&quot;&quot;))))" office:value-type="float" office:value="7" calcext:value-type="float">
            <text:p>7,00</text:p>
          </table:table-cell>
          <table:table-cell table:style-name="ce89" table:number-columns-repeated="4"/>
          <table:table-cell table:number-columns-repeated="1005"/>
        </table:table-row>
        <table:table-row table:style-name="ro9">
          <table:table-cell table:style-name="ce86" office:value-type="string" calcext:value-type="string">
            <text:p>Efetuar Login</text:p>
          </table:table-cell>
          <table:table-cell table:style-name="ce86" table:number-columns-repeated="2"/>
          <table:table-cell table:style-name="ce90" table:number-columns-repeated="2"/>
          <table:table-cell table:style-name="ce92"/>
          <table:table-cell table:style-name="ce95" table:content-validation-name="val1" office:value-type="string" calcext:value-type="string">
            <text:p>CE</text:p>
          </table:table-cell>
          <table:table-cell table:style-name="ce102" table:content-validation-name="val2" office:value-type="string" calcext:value-type="string">
            <text:p>I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3" table:formula="of:=CONCATENATE([.G25];[.L25])" office:value-type="string" office:string-value="CEL" calcext:value-type="string">
            <text:p>CEL</text:p>
          </table:table-cell>
          <table:table-cell table:style-name="ce114" office:value-type="string" calcext:value-type="string">
            <text:p>L</text:p>
          </table:table-cell>
          <table:table-cell table:style-name="ce115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1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119" table:formula="of:=IF([.H25]=&quot;I&quot;;[.N25]*[$Contagem.$W$11];IF([.H25]=&quot;E&quot;;[.N25]*[$Contagem.$W$13];IF([.H25]=&quot;A&quot;;[.N25]*[$Contagem.$W$12];IF([.H25]=&quot;T&quot;;[.N25]*[$Contagem.$W$14];&quot;&quot;))))" office:value-type="float" office:value="3" calcext:value-type="float">
            <text:p>3,00</text:p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26];[.L26])">
            <text:p/>
          </table:table-cell>
          <table:table-cell table:style-name="ce11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115" table:formula="of:=IF([.L26]=&quot;L&quot;;&quot;Baixa&quot;;IF([.L26]=&quot;A&quot;;&quot;Média&quot;;IF([.L26]=&quot;&quot;;&quot;&quot;;&quot;Alta&quot;)))">
            <text:p/>
          </table:table-cell>
          <table:table-cell table:style-name="ce11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119" table:formula="of:=IF([.H26]=&quot;I&quot;;[.N26]*[$Contagem.$W$11];IF([.H26]=&quot;E&quot;;[.N26]*[$Contagem.$W$13];IF([.H26]=&quot;A&quot;;[.N26]*[$Contagem.$W$12];IF([.H26]=&quot;T&quot;;[.N2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27];[.L27])">
            <text:p/>
          </table:table-cell>
          <table:table-cell table:style-name="ce11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115" table:formula="of:=IF([.L27]=&quot;L&quot;;&quot;Baixa&quot;;IF([.L27]=&quot;A&quot;;&quot;Média&quot;;IF([.L27]=&quot;&quot;;&quot;&quot;;&quot;Alta&quot;)))">
            <text:p/>
          </table:table-cell>
          <table:table-cell table:style-name="ce11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119" table:formula="of:=IF([.H27]=&quot;I&quot;;[.N27]*[$Contagem.$W$11];IF([.H27]=&quot;E&quot;;[.N27]*[$Contagem.$W$13];IF([.H27]=&quot;A&quot;;[.N27]*[$Contagem.$W$12];IF([.H27]=&quot;T&quot;;[.N2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28];[.L28])">
            <text:p/>
          </table:table-cell>
          <table:table-cell table:style-name="ce11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115" table:formula="of:=IF([.L28]=&quot;L&quot;;&quot;Baixa&quot;;IF([.L28]=&quot;A&quot;;&quot;Média&quot;;IF([.L28]=&quot;&quot;;&quot;&quot;;&quot;Alta&quot;)))">
            <text:p/>
          </table:table-cell>
          <table:table-cell table:style-name="ce11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119" table:formula="of:=IF([.H28]=&quot;I&quot;;[.N28]*[$Contagem.$W$11];IF([.H28]=&quot;E&quot;;[.N28]*[$Contagem.$W$13];IF([.H28]=&quot;A&quot;;[.N28]*[$Contagem.$W$12];IF([.H28]=&quot;T&quot;;[.N2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29];[.L29])">
            <text:p/>
          </table:table-cell>
          <table:table-cell table:style-name="ce11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115" table:formula="of:=IF([.L29]=&quot;L&quot;;&quot;Baixa&quot;;IF([.L29]=&quot;A&quot;;&quot;Média&quot;;IF([.L29]=&quot;&quot;;&quot;&quot;;&quot;Alta&quot;)))">
            <text:p/>
          </table:table-cell>
          <table:table-cell table:style-name="ce11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119" table:formula="of:=IF([.H29]=&quot;I&quot;;[.N29]*[$Contagem.$W$11];IF([.H29]=&quot;E&quot;;[.N29]*[$Contagem.$W$13];IF([.H29]=&quot;A&quot;;[.N29]*[$Contagem.$W$12];IF([.H29]=&quot;T&quot;;[.N2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0];[.L30])">
            <text:p/>
          </table:table-cell>
          <table:table-cell table:style-name="ce11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115" table:formula="of:=IF([.L30]=&quot;L&quot;;&quot;Baixa&quot;;IF([.L30]=&quot;A&quot;;&quot;Média&quot;;IF([.L30]=&quot;&quot;;&quot;&quot;;&quot;Alta&quot;)))">
            <text:p/>
          </table:table-cell>
          <table:table-cell table:style-name="ce11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119" table:formula="of:=IF([.H30]=&quot;I&quot;;[.N30]*[$Contagem.$W$11];IF([.H30]=&quot;E&quot;;[.N30]*[$Contagem.$W$13];IF([.H30]=&quot;A&quot;;[.N30]*[$Contagem.$W$12];IF([.H30]=&quot;T&quot;;[.N3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1];[.L31])">
            <text:p/>
          </table:table-cell>
          <table:table-cell table:style-name="ce11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115" table:formula="of:=IF([.L31]=&quot;L&quot;;&quot;Baixa&quot;;IF([.L31]=&quot;A&quot;;&quot;Média&quot;;IF([.L31]=&quot;&quot;;&quot;&quot;;&quot;Alta&quot;)))">
            <text:p/>
          </table:table-cell>
          <table:table-cell table:style-name="ce11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119" table:formula="of:=IF([.H31]=&quot;I&quot;;[.N31]*[$Contagem.$W$11];IF([.H31]=&quot;E&quot;;[.N31]*[$Contagem.$W$13];IF([.H31]=&quot;A&quot;;[.N31]*[$Contagem.$W$12];IF([.H31]=&quot;T&quot;;[.N3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2];[.L32])">
            <text:p/>
          </table:table-cell>
          <table:table-cell table:style-name="ce11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115" table:formula="of:=IF([.L32]=&quot;L&quot;;&quot;Baixa&quot;;IF([.L32]=&quot;A&quot;;&quot;Média&quot;;IF([.L32]=&quot;&quot;;&quot;&quot;;&quot;Alta&quot;)))">
            <text:p/>
          </table:table-cell>
          <table:table-cell table:style-name="ce11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119" table:formula="of:=IF([.H32]=&quot;I&quot;;[.N32]*[$Contagem.$W$11];IF([.H32]=&quot;E&quot;;[.N32]*[$Contagem.$W$13];IF([.H32]=&quot;A&quot;;[.N32]*[$Contagem.$W$12];IF([.H32]=&quot;T&quot;;[.N3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3];[.L33])">
            <text:p/>
          </table:table-cell>
          <table:table-cell table:style-name="ce11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115" table:formula="of:=IF([.L33]=&quot;L&quot;;&quot;Baixa&quot;;IF([.L33]=&quot;A&quot;;&quot;Média&quot;;IF([.L33]=&quot;&quot;;&quot;&quot;;&quot;Alta&quot;)))">
            <text:p/>
          </table:table-cell>
          <table:table-cell table:style-name="ce11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119" table:formula="of:=IF([.H33]=&quot;I&quot;;[.N33]*[$Contagem.$W$11];IF([.H33]=&quot;E&quot;;[.N33]*[$Contagem.$W$13];IF([.H33]=&quot;A&quot;;[.N33]*[$Contagem.$W$12];IF([.H33]=&quot;T&quot;;[.N3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4];[.L34])">
            <text:p/>
          </table:table-cell>
          <table:table-cell table:style-name="ce11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115" table:formula="of:=IF([.L34]=&quot;L&quot;;&quot;Baixa&quot;;IF([.L34]=&quot;A&quot;;&quot;Média&quot;;IF([.L34]=&quot;&quot;;&quot;&quot;;&quot;Alta&quot;)))">
            <text:p/>
          </table:table-cell>
          <table:table-cell table:style-name="ce11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119" table:formula="of:=IF([.H34]=&quot;I&quot;;[.N34]*[$Contagem.$W$11];IF([.H34]=&quot;E&quot;;[.N34]*[$Contagem.$W$13];IF([.H34]=&quot;A&quot;;[.N34]*[$Contagem.$W$12];IF([.H34]=&quot;T&quot;;[.N3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5];[.L35])">
            <text:p/>
          </table:table-cell>
          <table:table-cell table:style-name="ce11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115" table:formula="of:=IF([.L35]=&quot;L&quot;;&quot;Baixa&quot;;IF([.L35]=&quot;A&quot;;&quot;Média&quot;;IF([.L35]=&quot;&quot;;&quot;&quot;;&quot;Alta&quot;)))">
            <text:p/>
          </table:table-cell>
          <table:table-cell table:style-name="ce11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119" table:formula="of:=IF([.H35]=&quot;I&quot;;[.N35]*[$Contagem.$W$11];IF([.H35]=&quot;E&quot;;[.N35]*[$Contagem.$W$13];IF([.H35]=&quot;A&quot;;[.N35]*[$Contagem.$W$12];IF([.H35]=&quot;T&quot;;[.N3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6];[.L36])">
            <text:p/>
          </table:table-cell>
          <table:table-cell table:style-name="ce11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115" table:formula="of:=IF([.L36]=&quot;L&quot;;&quot;Baixa&quot;;IF([.L36]=&quot;A&quot;;&quot;Média&quot;;IF([.L36]=&quot;&quot;;&quot;&quot;;&quot;Alta&quot;)))">
            <text:p/>
          </table:table-cell>
          <table:table-cell table:style-name="ce11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119" table:formula="of:=IF([.H36]=&quot;I&quot;;[.N36]*[$Contagem.$W$11];IF([.H36]=&quot;E&quot;;[.N36]*[$Contagem.$W$13];IF([.H36]=&quot;A&quot;;[.N36]*[$Contagem.$W$12];IF([.H36]=&quot;T&quot;;[.N3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7];[.L37])">
            <text:p/>
          </table:table-cell>
          <table:table-cell table:style-name="ce11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115" table:formula="of:=IF([.L37]=&quot;L&quot;;&quot;Baixa&quot;;IF([.L37]=&quot;A&quot;;&quot;Média&quot;;IF([.L37]=&quot;&quot;;&quot;&quot;;&quot;Alta&quot;)))">
            <text:p/>
          </table:table-cell>
          <table:table-cell table:style-name="ce11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119" table:formula="of:=IF([.H37]=&quot;I&quot;;[.N37]*[$Contagem.$W$11];IF([.H37]=&quot;E&quot;;[.N37]*[$Contagem.$W$13];IF([.H37]=&quot;A&quot;;[.N37]*[$Contagem.$W$12];IF([.H37]=&quot;T&quot;;[.N3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8];[.L38])">
            <text:p/>
          </table:table-cell>
          <table:table-cell table:style-name="ce11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15" table:formula="of:=IF([.L38]=&quot;L&quot;;&quot;Baixa&quot;;IF([.L38]=&quot;A&quot;;&quot;Média&quot;;IF([.L38]=&quot;&quot;;&quot;&quot;;&quot;Alta&quot;)))">
            <text:p/>
          </table:table-cell>
          <table:table-cell table:style-name="ce11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19" table:formula="of:=IF([.H38]=&quot;I&quot;;[.N38]*[$Contagem.$W$11];IF([.H38]=&quot;E&quot;;[.N38]*[$Contagem.$W$13];IF([.H38]=&quot;A&quot;;[.N38]*[$Contagem.$W$12];IF([.H38]=&quot;T&quot;;[.N3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39];[.L39])">
            <text:p/>
          </table:table-cell>
          <table:table-cell table:style-name="ce11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15" table:formula="of:=IF([.L39]=&quot;L&quot;;&quot;Baixa&quot;;IF([.L39]=&quot;A&quot;;&quot;Média&quot;;IF([.L39]=&quot;&quot;;&quot;&quot;;&quot;Alta&quot;)))">
            <text:p/>
          </table:table-cell>
          <table:table-cell table:style-name="ce11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19" table:formula="of:=IF([.H39]=&quot;I&quot;;[.N39]*[$Contagem.$W$11];IF([.H39]=&quot;E&quot;;[.N39]*[$Contagem.$W$13];IF([.H39]=&quot;A&quot;;[.N39]*[$Contagem.$W$12];IF([.H39]=&quot;T&quot;;[.N3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0];[.L40])">
            <text:p/>
          </table:table-cell>
          <table:table-cell table:style-name="ce11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115" table:formula="of:=IF([.L40]=&quot;L&quot;;&quot;Baixa&quot;;IF([.L40]=&quot;A&quot;;&quot;Média&quot;;IF([.L40]=&quot;&quot;;&quot;&quot;;&quot;Alta&quot;)))">
            <text:p/>
          </table:table-cell>
          <table:table-cell table:style-name="ce11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119" table:formula="of:=IF([.H40]=&quot;I&quot;;[.N40]*[$Contagem.$W$11];IF([.H40]=&quot;E&quot;;[.N40]*[$Contagem.$W$13];IF([.H40]=&quot;A&quot;;[.N40]*[$Contagem.$W$12];IF([.H40]=&quot;T&quot;;[.N4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1];[.L41])">
            <text:p/>
          </table:table-cell>
          <table:table-cell table:style-name="ce11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15" table:formula="of:=IF([.L41]=&quot;L&quot;;&quot;Baixa&quot;;IF([.L41]=&quot;A&quot;;&quot;Média&quot;;IF([.L41]=&quot;&quot;;&quot;&quot;;&quot;Alta&quot;)))">
            <text:p/>
          </table:table-cell>
          <table:table-cell table:style-name="ce11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19" table:formula="of:=IF([.H41]=&quot;I&quot;;[.N41]*[$Contagem.$W$11];IF([.H41]=&quot;E&quot;;[.N41]*[$Contagem.$W$13];IF([.H41]=&quot;A&quot;;[.N41]*[$Contagem.$W$12];IF([.H41]=&quot;T&quot;;[.N4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2];[.L42])">
            <text:p/>
          </table:table-cell>
          <table:table-cell table:style-name="ce11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115" table:formula="of:=IF([.L42]=&quot;L&quot;;&quot;Baixa&quot;;IF([.L42]=&quot;A&quot;;&quot;Média&quot;;IF([.L42]=&quot;&quot;;&quot;&quot;;&quot;Alta&quot;)))">
            <text:p/>
          </table:table-cell>
          <table:table-cell table:style-name="ce11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119" table:formula="of:=IF([.H42]=&quot;I&quot;;[.N42]*[$Contagem.$W$11];IF([.H42]=&quot;E&quot;;[.N42]*[$Contagem.$W$13];IF([.H42]=&quot;A&quot;;[.N42]*[$Contagem.$W$12];IF([.H42]=&quot;T&quot;;[.N4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3];[.L43])">
            <text:p/>
          </table:table-cell>
          <table:table-cell table:style-name="ce11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115" table:formula="of:=IF([.L43]=&quot;L&quot;;&quot;Baixa&quot;;IF([.L43]=&quot;A&quot;;&quot;Média&quot;;IF([.L43]=&quot;&quot;;&quot;&quot;;&quot;Alta&quot;)))">
            <text:p/>
          </table:table-cell>
          <table:table-cell table:style-name="ce11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119" table:formula="of:=IF([.H43]=&quot;I&quot;;[.N43]*[$Contagem.$W$11];IF([.H43]=&quot;E&quot;;[.N43]*[$Contagem.$W$13];IF([.H43]=&quot;A&quot;;[.N43]*[$Contagem.$W$12];IF([.H43]=&quot;T&quot;;[.N4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4];[.L44])">
            <text:p/>
          </table:table-cell>
          <table:table-cell table:style-name="ce11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15" table:formula="of:=IF([.L44]=&quot;L&quot;;&quot;Baixa&quot;;IF([.L44]=&quot;A&quot;;&quot;Média&quot;;IF([.L44]=&quot;&quot;;&quot;&quot;;&quot;Alta&quot;)))">
            <text:p/>
          </table:table-cell>
          <table:table-cell table:style-name="ce11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19" table:formula="of:=IF([.H44]=&quot;I&quot;;[.N44]*[$Contagem.$W$11];IF([.H44]=&quot;E&quot;;[.N44]*[$Contagem.$W$13];IF([.H44]=&quot;A&quot;;[.N44]*[$Contagem.$W$12];IF([.H44]=&quot;T&quot;;[.N4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5];[.L45])">
            <text:p/>
          </table:table-cell>
          <table:table-cell table:style-name="ce11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15" table:formula="of:=IF([.L45]=&quot;L&quot;;&quot;Baixa&quot;;IF([.L45]=&quot;A&quot;;&quot;Média&quot;;IF([.L45]=&quot;&quot;;&quot;&quot;;&quot;Alta&quot;)))">
            <text:p/>
          </table:table-cell>
          <table:table-cell table:style-name="ce11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19" table:formula="of:=IF([.H45]=&quot;I&quot;;[.N45]*[$Contagem.$W$11];IF([.H45]=&quot;E&quot;;[.N45]*[$Contagem.$W$13];IF([.H45]=&quot;A&quot;;[.N45]*[$Contagem.$W$12];IF([.H45]=&quot;T&quot;;[.N4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6];[.L46])">
            <text:p/>
          </table:table-cell>
          <table:table-cell table:style-name="ce11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15" table:formula="of:=IF([.L46]=&quot;L&quot;;&quot;Baixa&quot;;IF([.L46]=&quot;A&quot;;&quot;Média&quot;;IF([.L46]=&quot;&quot;;&quot;&quot;;&quot;Alta&quot;)))">
            <text:p/>
          </table:table-cell>
          <table:table-cell table:style-name="ce11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19" table:formula="of:=IF([.H46]=&quot;I&quot;;[.N46]*[$Contagem.$W$11];IF([.H46]=&quot;E&quot;;[.N46]*[$Contagem.$W$13];IF([.H46]=&quot;A&quot;;[.N46]*[$Contagem.$W$12];IF([.H46]=&quot;T&quot;;[.N4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7];[.L47])">
            <text:p/>
          </table:table-cell>
          <table:table-cell table:style-name="ce11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15" table:formula="of:=IF([.L47]=&quot;L&quot;;&quot;Baixa&quot;;IF([.L47]=&quot;A&quot;;&quot;Média&quot;;IF([.L47]=&quot;&quot;;&quot;&quot;;&quot;Alta&quot;)))">
            <text:p/>
          </table:table-cell>
          <table:table-cell table:style-name="ce11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19" table:formula="of:=IF([.H47]=&quot;I&quot;;[.N47]*[$Contagem.$W$11];IF([.H47]=&quot;E&quot;;[.N47]*[$Contagem.$W$13];IF([.H47]=&quot;A&quot;;[.N47]*[$Contagem.$W$12];IF([.H47]=&quot;T&quot;;[.N4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8];[.L48])">
            <text:p/>
          </table:table-cell>
          <table:table-cell table:style-name="ce11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15" table:formula="of:=IF([.L48]=&quot;L&quot;;&quot;Baixa&quot;;IF([.L48]=&quot;A&quot;;&quot;Média&quot;;IF([.L48]=&quot;&quot;;&quot;&quot;;&quot;Alta&quot;)))">
            <text:p/>
          </table:table-cell>
          <table:table-cell table:style-name="ce11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19" table:formula="of:=IF([.H48]=&quot;I&quot;;[.N48]*[$Contagem.$W$11];IF([.H48]=&quot;E&quot;;[.N48]*[$Contagem.$W$13];IF([.H48]=&quot;A&quot;;[.N48]*[$Contagem.$W$12];IF([.H48]=&quot;T&quot;;[.N4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49];[.L49])">
            <text:p/>
          </table:table-cell>
          <table:table-cell table:style-name="ce11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115" table:formula="of:=IF([.L49]=&quot;L&quot;;&quot;Baixa&quot;;IF([.L49]=&quot;A&quot;;&quot;Média&quot;;IF([.L49]=&quot;&quot;;&quot;&quot;;&quot;Alta&quot;)))">
            <text:p/>
          </table:table-cell>
          <table:table-cell table:style-name="ce11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119" table:formula="of:=IF([.H49]=&quot;I&quot;;[.N49]*[$Contagem.$W$11];IF([.H49]=&quot;E&quot;;[.N49]*[$Contagem.$W$13];IF([.H49]=&quot;A&quot;;[.N49]*[$Contagem.$W$12];IF([.H49]=&quot;T&quot;;[.N4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0];[.L50])">
            <text:p/>
          </table:table-cell>
          <table:table-cell table:style-name="ce11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15" table:formula="of:=IF([.L50]=&quot;L&quot;;&quot;Baixa&quot;;IF([.L50]=&quot;A&quot;;&quot;Média&quot;;IF([.L50]=&quot;&quot;;&quot;&quot;;&quot;Alta&quot;)))">
            <text:p/>
          </table:table-cell>
          <table:table-cell table:style-name="ce11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19" table:formula="of:=IF([.H50]=&quot;I&quot;;[.N50]*[$Contagem.$W$11];IF([.H50]=&quot;E&quot;;[.N50]*[$Contagem.$W$13];IF([.H50]=&quot;A&quot;;[.N50]*[$Contagem.$W$12];IF([.H50]=&quot;T&quot;;[.N5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1];[.L51])">
            <text:p/>
          </table:table-cell>
          <table:table-cell table:style-name="ce11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15" table:formula="of:=IF([.L51]=&quot;L&quot;;&quot;Baixa&quot;;IF([.L51]=&quot;A&quot;;&quot;Média&quot;;IF([.L51]=&quot;&quot;;&quot;&quot;;&quot;Alta&quot;)))">
            <text:p/>
          </table:table-cell>
          <table:table-cell table:style-name="ce11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19" table:formula="of:=IF([.H51]=&quot;I&quot;;[.N51]*[$Contagem.$W$11];IF([.H51]=&quot;E&quot;;[.N51]*[$Contagem.$W$13];IF([.H51]=&quot;A&quot;;[.N51]*[$Contagem.$W$12];IF([.H51]=&quot;T&quot;;[.N5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2];[.L52])">
            <text:p/>
          </table:table-cell>
          <table:table-cell table:style-name="ce11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15" table:formula="of:=IF([.L52]=&quot;L&quot;;&quot;Baixa&quot;;IF([.L52]=&quot;A&quot;;&quot;Média&quot;;IF([.L52]=&quot;&quot;;&quot;&quot;;&quot;Alta&quot;)))">
            <text:p/>
          </table:table-cell>
          <table:table-cell table:style-name="ce11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19" table:formula="of:=IF([.H52]=&quot;I&quot;;[.N52]*[$Contagem.$W$11];IF([.H52]=&quot;E&quot;;[.N52]*[$Contagem.$W$13];IF([.H52]=&quot;A&quot;;[.N52]*[$Contagem.$W$12];IF([.H52]=&quot;T&quot;;[.N5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3];[.L53])">
            <text:p/>
          </table:table-cell>
          <table:table-cell table:style-name="ce11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15" table:formula="of:=IF([.L53]=&quot;L&quot;;&quot;Baixa&quot;;IF([.L53]=&quot;A&quot;;&quot;Média&quot;;IF([.L53]=&quot;&quot;;&quot;&quot;;&quot;Alta&quot;)))">
            <text:p/>
          </table:table-cell>
          <table:table-cell table:style-name="ce11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19" table:formula="of:=IF([.H53]=&quot;I&quot;;[.N53]*[$Contagem.$W$11];IF([.H53]=&quot;E&quot;;[.N53]*[$Contagem.$W$13];IF([.H53]=&quot;A&quot;;[.N53]*[$Contagem.$W$12];IF([.H53]=&quot;T&quot;;[.N5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4];[.L54])">
            <text:p/>
          </table:table-cell>
          <table:table-cell table:style-name="ce11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15" table:formula="of:=IF([.L54]=&quot;L&quot;;&quot;Baixa&quot;;IF([.L54]=&quot;A&quot;;&quot;Média&quot;;IF([.L54]=&quot;&quot;;&quot;&quot;;&quot;Alta&quot;)))">
            <text:p/>
          </table:table-cell>
          <table:table-cell table:style-name="ce11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19" table:formula="of:=IF([.H54]=&quot;I&quot;;[.N54]*[$Contagem.$W$11];IF([.H54]=&quot;E&quot;;[.N54]*[$Contagem.$W$13];IF([.H54]=&quot;A&quot;;[.N54]*[$Contagem.$W$12];IF([.H54]=&quot;T&quot;;[.N5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5];[.L55])">
            <text:p/>
          </table:table-cell>
          <table:table-cell table:style-name="ce11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15" table:formula="of:=IF([.L55]=&quot;L&quot;;&quot;Baixa&quot;;IF([.L55]=&quot;A&quot;;&quot;Média&quot;;IF([.L55]=&quot;&quot;;&quot;&quot;;&quot;Alta&quot;)))">
            <text:p/>
          </table:table-cell>
          <table:table-cell table:style-name="ce11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19" table:formula="of:=IF([.H55]=&quot;I&quot;;[.N55]*[$Contagem.$W$11];IF([.H55]=&quot;E&quot;;[.N55]*[$Contagem.$W$13];IF([.H55]=&quot;A&quot;;[.N55]*[$Contagem.$W$12];IF([.H55]=&quot;T&quot;;[.N5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6];[.L56])">
            <text:p/>
          </table:table-cell>
          <table:table-cell table:style-name="ce11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15" table:formula="of:=IF([.L56]=&quot;L&quot;;&quot;Baixa&quot;;IF([.L56]=&quot;A&quot;;&quot;Média&quot;;IF([.L56]=&quot;&quot;;&quot;&quot;;&quot;Alta&quot;)))">
            <text:p/>
          </table:table-cell>
          <table:table-cell table:style-name="ce11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19" table:formula="of:=IF([.H56]=&quot;I&quot;;[.N56]*[$Contagem.$W$11];IF([.H56]=&quot;E&quot;;[.N56]*[$Contagem.$W$13];IF([.H56]=&quot;A&quot;;[.N56]*[$Contagem.$W$12];IF([.H56]=&quot;T&quot;;[.N5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7];[.L57])">
            <text:p/>
          </table:table-cell>
          <table:table-cell table:style-name="ce11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15" table:formula="of:=IF([.L57]=&quot;L&quot;;&quot;Baixa&quot;;IF([.L57]=&quot;A&quot;;&quot;Média&quot;;IF([.L57]=&quot;&quot;;&quot;&quot;;&quot;Alta&quot;)))">
            <text:p/>
          </table:table-cell>
          <table:table-cell table:style-name="ce11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19" table:formula="of:=IF([.H57]=&quot;I&quot;;[.N57]*[$Contagem.$W$11];IF([.H57]=&quot;E&quot;;[.N57]*[$Contagem.$W$13];IF([.H57]=&quot;A&quot;;[.N57]*[$Contagem.$W$12];IF([.H57]=&quot;T&quot;;[.N5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8];[.L58])">
            <text:p/>
          </table:table-cell>
          <table:table-cell table:style-name="ce11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15" table:formula="of:=IF([.L58]=&quot;L&quot;;&quot;Baixa&quot;;IF([.L58]=&quot;A&quot;;&quot;Média&quot;;IF([.L58]=&quot;&quot;;&quot;&quot;;&quot;Alta&quot;)))">
            <text:p/>
          </table:table-cell>
          <table:table-cell table:style-name="ce11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19" table:formula="of:=IF([.H58]=&quot;I&quot;;[.N58]*[$Contagem.$W$11];IF([.H58]=&quot;E&quot;;[.N58]*[$Contagem.$W$13];IF([.H58]=&quot;A&quot;;[.N58]*[$Contagem.$W$12];IF([.H58]=&quot;T&quot;;[.N5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59];[.L59])">
            <text:p/>
          </table:table-cell>
          <table:table-cell table:style-name="ce11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115" table:formula="of:=IF([.L59]=&quot;L&quot;;&quot;Baixa&quot;;IF([.L59]=&quot;A&quot;;&quot;Média&quot;;IF([.L59]=&quot;&quot;;&quot;&quot;;&quot;Alta&quot;)))">
            <text:p/>
          </table:table-cell>
          <table:table-cell table:style-name="ce11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119" table:formula="of:=IF([.H59]=&quot;I&quot;;[.N59]*[$Contagem.$W$11];IF([.H59]=&quot;E&quot;;[.N59]*[$Contagem.$W$13];IF([.H59]=&quot;A&quot;;[.N59]*[$Contagem.$W$12];IF([.H59]=&quot;T&quot;;[.N5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0];[.L60])">
            <text:p/>
          </table:table-cell>
          <table:table-cell table:style-name="ce11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115" table:formula="of:=IF([.L60]=&quot;L&quot;;&quot;Baixa&quot;;IF([.L60]=&quot;A&quot;;&quot;Média&quot;;IF([.L60]=&quot;&quot;;&quot;&quot;;&quot;Alta&quot;)))">
            <text:p/>
          </table:table-cell>
          <table:table-cell table:style-name="ce11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119" table:formula="of:=IF([.H60]=&quot;I&quot;;[.N60]*[$Contagem.$W$11];IF([.H60]=&quot;E&quot;;[.N60]*[$Contagem.$W$13];IF([.H60]=&quot;A&quot;;[.N60]*[$Contagem.$W$12];IF([.H60]=&quot;T&quot;;[.N6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1];[.L61])">
            <text:p/>
          </table:table-cell>
          <table:table-cell table:style-name="ce11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15" table:formula="of:=IF([.L61]=&quot;L&quot;;&quot;Baixa&quot;;IF([.L61]=&quot;A&quot;;&quot;Média&quot;;IF([.L61]=&quot;&quot;;&quot;&quot;;&quot;Alta&quot;)))">
            <text:p/>
          </table:table-cell>
          <table:table-cell table:style-name="ce11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19" table:formula="of:=IF([.H61]=&quot;I&quot;;[.N61]*[$Contagem.$W$11];IF([.H61]=&quot;E&quot;;[.N61]*[$Contagem.$W$13];IF([.H61]=&quot;A&quot;;[.N61]*[$Contagem.$W$12];IF([.H61]=&quot;T&quot;;[.N6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3" table:content-validation-name="val2"/>
          <table:table-cell table:style-name="ce111" table:number-columns-repeated="2"/>
          <table:table-cell table:style-name="ce113" table:formula="of:=CONCATENATE([.G62];[.L62])">
            <text:p/>
          </table:table-cell>
          <table:table-cell table:style-name="ce11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15" table:formula="of:=IF([.L62]=&quot;L&quot;;&quot;Baixa&quot;;IF([.L62]=&quot;A&quot;;&quot;Média&quot;;IF([.L62]=&quot;&quot;;&quot;&quot;;&quot;Alta&quot;)))">
            <text:p/>
          </table:table-cell>
          <table:table-cell table:style-name="ce11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19" table:formula="of:=IF([.H62]=&quot;I&quot;;[.N62]*[$Contagem.$W$11];IF([.H62]=&quot;E&quot;;[.N62]*[$Contagem.$W$13];IF([.H62]=&quot;A&quot;;[.N62]*[$Contagem.$W$12];IF([.H62]=&quot;T&quot;;[.N6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3];[.L63])">
            <text:p/>
          </table:table-cell>
          <table:table-cell table:style-name="ce11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15" table:formula="of:=IF([.L63]=&quot;L&quot;;&quot;Baixa&quot;;IF([.L63]=&quot;A&quot;;&quot;Média&quot;;IF([.L63]=&quot;&quot;;&quot;&quot;;&quot;Alta&quot;)))">
            <text:p/>
          </table:table-cell>
          <table:table-cell table:style-name="ce11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19" table:formula="of:=IF([.H63]=&quot;I&quot;;[.N63]*[$Contagem.$W$11];IF([.H63]=&quot;E&quot;;[.N63]*[$Contagem.$W$13];IF([.H63]=&quot;A&quot;;[.N63]*[$Contagem.$W$12];IF([.H63]=&quot;T&quot;;[.N6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4" table:content-validation-name="val2"/>
          <table:table-cell table:style-name="ce111" table:number-columns-repeated="2"/>
          <table:table-cell table:style-name="ce113" table:formula="of:=CONCATENATE([.G64];[.L64])">
            <text:p/>
          </table:table-cell>
          <table:table-cell table:style-name="ce11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15" table:formula="of:=IF([.L64]=&quot;L&quot;;&quot;Baixa&quot;;IF([.L64]=&quot;A&quot;;&quot;Média&quot;;IF([.L64]=&quot;&quot;;&quot;&quot;;&quot;Alta&quot;)))">
            <text:p/>
          </table:table-cell>
          <table:table-cell table:style-name="ce11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19" table:formula="of:=IF([.H64]=&quot;I&quot;;[.N64]*[$Contagem.$W$11];IF([.H64]=&quot;E&quot;;[.N64]*[$Contagem.$W$13];IF([.H64]=&quot;A&quot;;[.N64]*[$Contagem.$W$12];IF([.H64]=&quot;T&quot;;[.N6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5];[.L65])">
            <text:p/>
          </table:table-cell>
          <table:table-cell table:style-name="ce11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115" table:formula="of:=IF([.L65]=&quot;L&quot;;&quot;Baixa&quot;;IF([.L65]=&quot;A&quot;;&quot;Média&quot;;IF([.L65]=&quot;&quot;;&quot;&quot;;&quot;Alta&quot;)))">
            <text:p/>
          </table:table-cell>
          <table:table-cell table:style-name="ce11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119" table:formula="of:=IF([.H65]=&quot;I&quot;;[.N65]*[$Contagem.$W$11];IF([.H65]=&quot;E&quot;;[.N65]*[$Contagem.$W$13];IF([.H65]=&quot;A&quot;;[.N65]*[$Contagem.$W$12];IF([.H65]=&quot;T&quot;;[.N6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6];[.L66])">
            <text:p/>
          </table:table-cell>
          <table:table-cell table:style-name="ce11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15" table:formula="of:=IF([.L66]=&quot;L&quot;;&quot;Baixa&quot;;IF([.L66]=&quot;A&quot;;&quot;Média&quot;;IF([.L66]=&quot;&quot;;&quot;&quot;;&quot;Alta&quot;)))">
            <text:p/>
          </table:table-cell>
          <table:table-cell table:style-name="ce11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19" table:formula="of:=IF([.H66]=&quot;I&quot;;[.N66]*[$Contagem.$W$11];IF([.H66]=&quot;E&quot;;[.N66]*[$Contagem.$W$13];IF([.H66]=&quot;A&quot;;[.N66]*[$Contagem.$W$12];IF([.H66]=&quot;T&quot;;[.N6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7];[.L67])">
            <text:p/>
          </table:table-cell>
          <table:table-cell table:style-name="ce11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15" table:formula="of:=IF([.L67]=&quot;L&quot;;&quot;Baixa&quot;;IF([.L67]=&quot;A&quot;;&quot;Média&quot;;IF([.L67]=&quot;&quot;;&quot;&quot;;&quot;Alta&quot;)))">
            <text:p/>
          </table:table-cell>
          <table:table-cell table:style-name="ce11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19" table:formula="of:=IF([.H67]=&quot;I&quot;;[.N67]*[$Contagem.$W$11];IF([.H67]=&quot;E&quot;;[.N67]*[$Contagem.$W$13];IF([.H67]=&quot;A&quot;;[.N67]*[$Contagem.$W$12];IF([.H67]=&quot;T&quot;;[.N6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8];[.L68])">
            <text:p/>
          </table:table-cell>
          <table:table-cell table:style-name="ce11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15" table:formula="of:=IF([.L68]=&quot;L&quot;;&quot;Baixa&quot;;IF([.L68]=&quot;A&quot;;&quot;Média&quot;;IF([.L68]=&quot;&quot;;&quot;&quot;;&quot;Alta&quot;)))">
            <text:p/>
          </table:table-cell>
          <table:table-cell table:style-name="ce11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19" table:formula="of:=IF([.H68]=&quot;I&quot;;[.N68]*[$Contagem.$W$11];IF([.H68]=&quot;E&quot;;[.N68]*[$Contagem.$W$13];IF([.H68]=&quot;A&quot;;[.N68]*[$Contagem.$W$12];IF([.H68]=&quot;T&quot;;[.N6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69];[.L69])">
            <text:p/>
          </table:table-cell>
          <table:table-cell table:style-name="ce11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15" table:formula="of:=IF([.L69]=&quot;L&quot;;&quot;Baixa&quot;;IF([.L69]=&quot;A&quot;;&quot;Média&quot;;IF([.L69]=&quot;&quot;;&quot;&quot;;&quot;Alta&quot;)))">
            <text:p/>
          </table:table-cell>
          <table:table-cell table:style-name="ce11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19" table:formula="of:=IF([.H69]=&quot;I&quot;;[.N69]*[$Contagem.$W$11];IF([.H69]=&quot;E&quot;;[.N69]*[$Contagem.$W$13];IF([.H69]=&quot;A&quot;;[.N69]*[$Contagem.$W$12];IF([.H69]=&quot;T&quot;;[.N6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0];[.L70])">
            <text:p/>
          </table:table-cell>
          <table:table-cell table:style-name="ce11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15" table:formula="of:=IF([.L70]=&quot;L&quot;;&quot;Baixa&quot;;IF([.L70]=&quot;A&quot;;&quot;Média&quot;;IF([.L70]=&quot;&quot;;&quot;&quot;;&quot;Alta&quot;)))">
            <text:p/>
          </table:table-cell>
          <table:table-cell table:style-name="ce11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19" table:formula="of:=IF([.H70]=&quot;I&quot;;[.N70]*[$Contagem.$W$11];IF([.H70]=&quot;E&quot;;[.N70]*[$Contagem.$W$13];IF([.H70]=&quot;A&quot;;[.N70]*[$Contagem.$W$12];IF([.H70]=&quot;T&quot;;[.N7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1];[.L71])">
            <text:p/>
          </table:table-cell>
          <table:table-cell table:style-name="ce11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15" table:formula="of:=IF([.L71]=&quot;L&quot;;&quot;Baixa&quot;;IF([.L71]=&quot;A&quot;;&quot;Média&quot;;IF([.L71]=&quot;&quot;;&quot;&quot;;&quot;Alta&quot;)))">
            <text:p/>
          </table:table-cell>
          <table:table-cell table:style-name="ce11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19" table:formula="of:=IF([.H71]=&quot;I&quot;;[.N71]*[$Contagem.$W$11];IF([.H71]=&quot;E&quot;;[.N71]*[$Contagem.$W$13];IF([.H71]=&quot;A&quot;;[.N71]*[$Contagem.$W$12];IF([.H71]=&quot;T&quot;;[.N7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2];[.L72])">
            <text:p/>
          </table:table-cell>
          <table:table-cell table:style-name="ce11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15" table:formula="of:=IF([.L72]=&quot;L&quot;;&quot;Baixa&quot;;IF([.L72]=&quot;A&quot;;&quot;Média&quot;;IF([.L72]=&quot;&quot;;&quot;&quot;;&quot;Alta&quot;)))">
            <text:p/>
          </table:table-cell>
          <table:table-cell table:style-name="ce11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19" table:formula="of:=IF([.H72]=&quot;I&quot;;[.N72]*[$Contagem.$W$11];IF([.H72]=&quot;E&quot;;[.N72]*[$Contagem.$W$13];IF([.H72]=&quot;A&quot;;[.N72]*[$Contagem.$W$12];IF([.H72]=&quot;T&quot;;[.N7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3];[.L73])">
            <text:p/>
          </table:table-cell>
          <table:table-cell table:style-name="ce11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15" table:formula="of:=IF([.L73]=&quot;L&quot;;&quot;Baixa&quot;;IF([.L73]=&quot;A&quot;;&quot;Média&quot;;IF([.L73]=&quot;&quot;;&quot;&quot;;&quot;Alta&quot;)))">
            <text:p/>
          </table:table-cell>
          <table:table-cell table:style-name="ce11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19" table:formula="of:=IF([.H73]=&quot;I&quot;;[.N73]*[$Contagem.$W$11];IF([.H73]=&quot;E&quot;;[.N73]*[$Contagem.$W$13];IF([.H73]=&quot;A&quot;;[.N73]*[$Contagem.$W$12];IF([.H73]=&quot;T&quot;;[.N7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4];[.L74])">
            <text:p/>
          </table:table-cell>
          <table:table-cell table:style-name="ce11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15" table:formula="of:=IF([.L74]=&quot;L&quot;;&quot;Baixa&quot;;IF([.L74]=&quot;A&quot;;&quot;Média&quot;;IF([.L74]=&quot;&quot;;&quot;&quot;;&quot;Alta&quot;)))">
            <text:p/>
          </table:table-cell>
          <table:table-cell table:style-name="ce11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19" table:formula="of:=IF([.H74]=&quot;I&quot;;[.N74]*[$Contagem.$W$11];IF([.H74]=&quot;E&quot;;[.N74]*[$Contagem.$W$13];IF([.H74]=&quot;A&quot;;[.N74]*[$Contagem.$W$12];IF([.H74]=&quot;T&quot;;[.N7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5];[.L75])">
            <text:p/>
          </table:table-cell>
          <table:table-cell table:style-name="ce11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15" table:formula="of:=IF([.L75]=&quot;L&quot;;&quot;Baixa&quot;;IF([.L75]=&quot;A&quot;;&quot;Média&quot;;IF([.L75]=&quot;&quot;;&quot;&quot;;&quot;Alta&quot;)))">
            <text:p/>
          </table:table-cell>
          <table:table-cell table:style-name="ce11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19" table:formula="of:=IF([.H75]=&quot;I&quot;;[.N75]*[$Contagem.$W$11];IF([.H75]=&quot;E&quot;;[.N75]*[$Contagem.$W$13];IF([.H75]=&quot;A&quot;;[.N75]*[$Contagem.$W$12];IF([.H75]=&quot;T&quot;;[.N7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6];[.L76])">
            <text:p/>
          </table:table-cell>
          <table:table-cell table:style-name="ce11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15" table:formula="of:=IF([.L76]=&quot;L&quot;;&quot;Baixa&quot;;IF([.L76]=&quot;A&quot;;&quot;Média&quot;;IF([.L76]=&quot;&quot;;&quot;&quot;;&quot;Alta&quot;)))">
            <text:p/>
          </table:table-cell>
          <table:table-cell table:style-name="ce11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19" table:formula="of:=IF([.H76]=&quot;I&quot;;[.N76]*[$Contagem.$W$11];IF([.H76]=&quot;E&quot;;[.N76]*[$Contagem.$W$13];IF([.H76]=&quot;A&quot;;[.N76]*[$Contagem.$W$12];IF([.H76]=&quot;T&quot;;[.N7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7];[.L77])">
            <text:p/>
          </table:table-cell>
          <table:table-cell table:style-name="ce11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15" table:formula="of:=IF([.L77]=&quot;L&quot;;&quot;Baixa&quot;;IF([.L77]=&quot;A&quot;;&quot;Média&quot;;IF([.L77]=&quot;&quot;;&quot;&quot;;&quot;Alta&quot;)))">
            <text:p/>
          </table:table-cell>
          <table:table-cell table:style-name="ce11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19" table:formula="of:=IF([.H77]=&quot;I&quot;;[.N77]*[$Contagem.$W$11];IF([.H77]=&quot;E&quot;;[.N77]*[$Contagem.$W$13];IF([.H77]=&quot;A&quot;;[.N77]*[$Contagem.$W$12];IF([.H77]=&quot;T&quot;;[.N7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8];[.L78])">
            <text:p/>
          </table:table-cell>
          <table:table-cell table:style-name="ce11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15" table:formula="of:=IF([.L78]=&quot;L&quot;;&quot;Baixa&quot;;IF([.L78]=&quot;A&quot;;&quot;Média&quot;;IF([.L78]=&quot;&quot;;&quot;&quot;;&quot;Alta&quot;)))">
            <text:p/>
          </table:table-cell>
          <table:table-cell table:style-name="ce11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19" table:formula="of:=IF([.H78]=&quot;I&quot;;[.N78]*[$Contagem.$W$11];IF([.H78]=&quot;E&quot;;[.N78]*[$Contagem.$W$13];IF([.H78]=&quot;A&quot;;[.N78]*[$Contagem.$W$12];IF([.H78]=&quot;T&quot;;[.N7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79];[.L79])">
            <text:p/>
          </table:table-cell>
          <table:table-cell table:style-name="ce11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15" table:formula="of:=IF([.L79]=&quot;L&quot;;&quot;Baixa&quot;;IF([.L79]=&quot;A&quot;;&quot;Média&quot;;IF([.L79]=&quot;&quot;;&quot;&quot;;&quot;Alta&quot;)))">
            <text:p/>
          </table:table-cell>
          <table:table-cell table:style-name="ce11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19" table:formula="of:=IF([.H79]=&quot;I&quot;;[.N79]*[$Contagem.$W$11];IF([.H79]=&quot;E&quot;;[.N79]*[$Contagem.$W$13];IF([.H79]=&quot;A&quot;;[.N79]*[$Contagem.$W$12];IF([.H79]=&quot;T&quot;;[.N7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0];[.L80])">
            <text:p/>
          </table:table-cell>
          <table:table-cell table:style-name="ce11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15" table:formula="of:=IF([.L80]=&quot;L&quot;;&quot;Baixa&quot;;IF([.L80]=&quot;A&quot;;&quot;Média&quot;;IF([.L80]=&quot;&quot;;&quot;&quot;;&quot;Alta&quot;)))">
            <text:p/>
          </table:table-cell>
          <table:table-cell table:style-name="ce11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19" table:formula="of:=IF([.H80]=&quot;I&quot;;[.N80]*[$Contagem.$W$11];IF([.H80]=&quot;E&quot;;[.N80]*[$Contagem.$W$13];IF([.H80]=&quot;A&quot;;[.N80]*[$Contagem.$W$12];IF([.H80]=&quot;T&quot;;[.N8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1];[.L81])">
            <text:p/>
          </table:table-cell>
          <table:table-cell table:style-name="ce11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15" table:formula="of:=IF([.L81]=&quot;L&quot;;&quot;Baixa&quot;;IF([.L81]=&quot;A&quot;;&quot;Média&quot;;IF([.L81]=&quot;&quot;;&quot;&quot;;&quot;Alta&quot;)))">
            <text:p/>
          </table:table-cell>
          <table:table-cell table:style-name="ce11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19" table:formula="of:=IF([.H81]=&quot;I&quot;;[.N81]*[$Contagem.$W$11];IF([.H81]=&quot;E&quot;;[.N81]*[$Contagem.$W$13];IF([.H81]=&quot;A&quot;;[.N81]*[$Contagem.$W$12];IF([.H81]=&quot;T&quot;;[.N8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2];[.L82])">
            <text:p/>
          </table:table-cell>
          <table:table-cell table:style-name="ce11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15" table:formula="of:=IF([.L82]=&quot;L&quot;;&quot;Baixa&quot;;IF([.L82]=&quot;A&quot;;&quot;Média&quot;;IF([.L82]=&quot;&quot;;&quot;&quot;;&quot;Alta&quot;)))">
            <text:p/>
          </table:table-cell>
          <table:table-cell table:style-name="ce11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19" table:formula="of:=IF([.H82]=&quot;I&quot;;[.N82]*[$Contagem.$W$11];IF([.H82]=&quot;E&quot;;[.N82]*[$Contagem.$W$13];IF([.H82]=&quot;A&quot;;[.N82]*[$Contagem.$W$12];IF([.H82]=&quot;T&quot;;[.N8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3];[.L83])">
            <text:p/>
          </table:table-cell>
          <table:table-cell table:style-name="ce11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15" table:formula="of:=IF([.L83]=&quot;L&quot;;&quot;Baixa&quot;;IF([.L83]=&quot;A&quot;;&quot;Média&quot;;IF([.L83]=&quot;&quot;;&quot;&quot;;&quot;Alta&quot;)))">
            <text:p/>
          </table:table-cell>
          <table:table-cell table:style-name="ce11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19" table:formula="of:=IF([.H83]=&quot;I&quot;;[.N83]*[$Contagem.$W$11];IF([.H83]=&quot;E&quot;;[.N83]*[$Contagem.$W$13];IF([.H83]=&quot;A&quot;;[.N83]*[$Contagem.$W$12];IF([.H83]=&quot;T&quot;;[.N8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4];[.L84])">
            <text:p/>
          </table:table-cell>
          <table:table-cell table:style-name="ce11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15" table:formula="of:=IF([.L84]=&quot;L&quot;;&quot;Baixa&quot;;IF([.L84]=&quot;A&quot;;&quot;Média&quot;;IF([.L84]=&quot;&quot;;&quot;&quot;;&quot;Alta&quot;)))">
            <text:p/>
          </table:table-cell>
          <table:table-cell table:style-name="ce11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19" table:formula="of:=IF([.H84]=&quot;I&quot;;[.N84]*[$Contagem.$W$11];IF([.H84]=&quot;E&quot;;[.N84]*[$Contagem.$W$13];IF([.H84]=&quot;A&quot;;[.N84]*[$Contagem.$W$12];IF([.H84]=&quot;T&quot;;[.N8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5];[.L85])">
            <text:p/>
          </table:table-cell>
          <table:table-cell table:style-name="ce11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15" table:formula="of:=IF([.L85]=&quot;L&quot;;&quot;Baixa&quot;;IF([.L85]=&quot;A&quot;;&quot;Média&quot;;IF([.L85]=&quot;&quot;;&quot;&quot;;&quot;Alta&quot;)))">
            <text:p/>
          </table:table-cell>
          <table:table-cell table:style-name="ce11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19" table:formula="of:=IF([.H85]=&quot;I&quot;;[.N85]*[$Contagem.$W$11];IF([.H85]=&quot;E&quot;;[.N85]*[$Contagem.$W$13];IF([.H85]=&quot;A&quot;;[.N85]*[$Contagem.$W$12];IF([.H85]=&quot;T&quot;;[.N8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6];[.L86])">
            <text:p/>
          </table:table-cell>
          <table:table-cell table:style-name="ce11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15" table:formula="of:=IF([.L86]=&quot;L&quot;;&quot;Baixa&quot;;IF([.L86]=&quot;A&quot;;&quot;Média&quot;;IF([.L86]=&quot;&quot;;&quot;&quot;;&quot;Alta&quot;)))">
            <text:p/>
          </table:table-cell>
          <table:table-cell table:style-name="ce11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19" table:formula="of:=IF([.H86]=&quot;I&quot;;[.N86]*[$Contagem.$W$11];IF([.H86]=&quot;E&quot;;[.N86]*[$Contagem.$W$13];IF([.H86]=&quot;A&quot;;[.N86]*[$Contagem.$W$12];IF([.H86]=&quot;T&quot;;[.N8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7];[.L87])">
            <text:p/>
          </table:table-cell>
          <table:table-cell table:style-name="ce11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15" table:formula="of:=IF([.L87]=&quot;L&quot;;&quot;Baixa&quot;;IF([.L87]=&quot;A&quot;;&quot;Média&quot;;IF([.L87]=&quot;&quot;;&quot;&quot;;&quot;Alta&quot;)))">
            <text:p/>
          </table:table-cell>
          <table:table-cell table:style-name="ce11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19" table:formula="of:=IF([.H87]=&quot;I&quot;;[.N87]*[$Contagem.$W$11];IF([.H87]=&quot;E&quot;;[.N87]*[$Contagem.$W$13];IF([.H87]=&quot;A&quot;;[.N87]*[$Contagem.$W$12];IF([.H87]=&quot;T&quot;;[.N8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88];[.L88])">
            <text:p/>
          </table:table-cell>
          <table:table-cell table:style-name="ce11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15" table:formula="of:=IF([.L88]=&quot;L&quot;;&quot;Baixa&quot;;IF([.L88]=&quot;A&quot;;&quot;Média&quot;;IF([.L88]=&quot;&quot;;&quot;&quot;;&quot;Alta&quot;)))">
            <text:p/>
          </table:table-cell>
          <table:table-cell table:style-name="ce11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19" table:formula="of:=IF([.H88]=&quot;I&quot;;[.N88]*[$Contagem.$W$11];IF([.H88]=&quot;E&quot;;[.N88]*[$Contagem.$W$13];IF([.H88]=&quot;A&quot;;[.N88]*[$Contagem.$W$12];IF([.H88]=&quot;T&quot;;[.N8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 table:number-rows-repeated="2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2];[.L92])">
            <text:p/>
          </table:table-cell>
          <table:table-cell table:style-name="ce11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15" table:formula="of:=IF([.L92]=&quot;L&quot;;&quot;Baixa&quot;;IF([.L92]=&quot;A&quot;;&quot;Média&quot;;IF([.L92]=&quot;&quot;;&quot;&quot;;&quot;Alta&quot;)))">
            <text:p/>
          </table:table-cell>
          <table:table-cell table:style-name="ce11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19" table:formula="of:=IF([.H92]=&quot;I&quot;;[.N92]*[$Contagem.$W$11];IF([.H92]=&quot;E&quot;;[.N92]*[$Contagem.$W$13];IF([.H92]=&quot;A&quot;;[.N92]*[$Contagem.$W$12];IF([.H92]=&quot;T&quot;;[.N9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3];[.L93])">
            <text:p/>
          </table:table-cell>
          <table:table-cell table:style-name="ce11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15" table:formula="of:=IF([.L93]=&quot;L&quot;;&quot;Baixa&quot;;IF([.L93]=&quot;A&quot;;&quot;Média&quot;;IF([.L93]=&quot;&quot;;&quot;&quot;;&quot;Alta&quot;)))">
            <text:p/>
          </table:table-cell>
          <table:table-cell table:style-name="ce11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19" table:formula="of:=IF([.H93]=&quot;I&quot;;[.N93]*[$Contagem.$W$11];IF([.H93]=&quot;E&quot;;[.N93]*[$Contagem.$W$13];IF([.H93]=&quot;A&quot;;[.N93]*[$Contagem.$W$12];IF([.H93]=&quot;T&quot;;[.N9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4];[.L94])">
            <text:p/>
          </table:table-cell>
          <table:table-cell table:style-name="ce11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15" table:formula="of:=IF([.L94]=&quot;L&quot;;&quot;Baixa&quot;;IF([.L94]=&quot;A&quot;;&quot;Média&quot;;IF([.L94]=&quot;&quot;;&quot;&quot;;&quot;Alta&quot;)))">
            <text:p/>
          </table:table-cell>
          <table:table-cell table:style-name="ce11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19" table:formula="of:=IF([.H94]=&quot;I&quot;;[.N94]*[$Contagem.$W$11];IF([.H94]=&quot;E&quot;;[.N94]*[$Contagem.$W$13];IF([.H94]=&quot;A&quot;;[.N94]*[$Contagem.$W$12];IF([.H94]=&quot;T&quot;;[.N9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5];[.L95])">
            <text:p/>
          </table:table-cell>
          <table:table-cell table:style-name="ce11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15" table:formula="of:=IF([.L95]=&quot;L&quot;;&quot;Baixa&quot;;IF([.L95]=&quot;A&quot;;&quot;Média&quot;;IF([.L95]=&quot;&quot;;&quot;&quot;;&quot;Alta&quot;)))">
            <text:p/>
          </table:table-cell>
          <table:table-cell table:style-name="ce11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19" table:formula="of:=IF([.H95]=&quot;I&quot;;[.N95]*[$Contagem.$W$11];IF([.H95]=&quot;E&quot;;[.N95]*[$Contagem.$W$13];IF([.H95]=&quot;A&quot;;[.N95]*[$Contagem.$W$12];IF([.H95]=&quot;T&quot;;[.N9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6];[.L96])">
            <text:p/>
          </table:table-cell>
          <table:table-cell table:style-name="ce11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15" table:formula="of:=IF([.L96]=&quot;L&quot;;&quot;Baixa&quot;;IF([.L96]=&quot;A&quot;;&quot;Média&quot;;IF([.L96]=&quot;&quot;;&quot;&quot;;&quot;Alta&quot;)))">
            <text:p/>
          </table:table-cell>
          <table:table-cell table:style-name="ce11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19" table:formula="of:=IF([.H96]=&quot;I&quot;;[.N96]*[$Contagem.$W$11];IF([.H96]=&quot;E&quot;;[.N96]*[$Contagem.$W$13];IF([.H96]=&quot;A&quot;;[.N96]*[$Contagem.$W$12];IF([.H96]=&quot;T&quot;;[.N9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7];[.L97])">
            <text:p/>
          </table:table-cell>
          <table:table-cell table:style-name="ce11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15" table:formula="of:=IF([.L97]=&quot;L&quot;;&quot;Baixa&quot;;IF([.L97]=&quot;A&quot;;&quot;Média&quot;;IF([.L97]=&quot;&quot;;&quot;&quot;;&quot;Alta&quot;)))">
            <text:p/>
          </table:table-cell>
          <table:table-cell table:style-name="ce11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19" table:formula="of:=IF([.H97]=&quot;I&quot;;[.N97]*[$Contagem.$W$11];IF([.H97]=&quot;E&quot;;[.N97]*[$Contagem.$W$13];IF([.H97]=&quot;A&quot;;[.N97]*[$Contagem.$W$12];IF([.H97]=&quot;T&quot;;[.N9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8];[.L98])">
            <text:p/>
          </table:table-cell>
          <table:table-cell table:style-name="ce11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15" table:formula="of:=IF([.L98]=&quot;L&quot;;&quot;Baixa&quot;;IF([.L98]=&quot;A&quot;;&quot;Média&quot;;IF([.L98]=&quot;&quot;;&quot;&quot;;&quot;Alta&quot;)))">
            <text:p/>
          </table:table-cell>
          <table:table-cell table:style-name="ce11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19" table:formula="of:=IF([.H98]=&quot;I&quot;;[.N98]*[$Contagem.$W$11];IF([.H98]=&quot;E&quot;;[.N98]*[$Contagem.$W$13];IF([.H98]=&quot;A&quot;;[.N98]*[$Contagem.$W$12];IF([.H98]=&quot;T&quot;;[.N9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99];[.L99])">
            <text:p/>
          </table:table-cell>
          <table:table-cell table:style-name="ce11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15" table:formula="of:=IF([.L99]=&quot;L&quot;;&quot;Baixa&quot;;IF([.L99]=&quot;A&quot;;&quot;Média&quot;;IF([.L99]=&quot;&quot;;&quot;&quot;;&quot;Alta&quot;)))">
            <text:p/>
          </table:table-cell>
          <table:table-cell table:style-name="ce11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19" table:formula="of:=IF([.H99]=&quot;I&quot;;[.N99]*[$Contagem.$W$11];IF([.H99]=&quot;E&quot;;[.N99]*[$Contagem.$W$13];IF([.H99]=&quot;A&quot;;[.N99]*[$Contagem.$W$12];IF([.H99]=&quot;T&quot;;[.N9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100];[.L100])">
            <text:p/>
          </table:table-cell>
          <table:table-cell table:style-name="ce11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15" table:formula="of:=IF([.L100]=&quot;L&quot;;&quot;Baixa&quot;;IF([.L100]=&quot;A&quot;;&quot;Média&quot;;IF([.L100]=&quot;&quot;;&quot;&quot;;&quot;Alta&quot;)))">
            <text:p/>
          </table:table-cell>
          <table:table-cell table:style-name="ce11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19" table:formula="of:=IF([.H100]=&quot;I&quot;;[.N100]*[$Contagem.$W$11];IF([.H100]=&quot;E&quot;;[.N100]*[$Contagem.$W$13];IF([.H100]=&quot;A&quot;;[.N100]*[$Contagem.$W$12];IF([.H100]=&quot;T&quot;;[.N10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6" table:content-validation-name="val2"/>
          <table:table-cell table:style-name="ce111" table:number-columns-repeated="2"/>
          <table:table-cell table:style-name="ce113" table:formula="of:=CONCATENATE([.G101];[.L101])">
            <text:p/>
          </table:table-cell>
          <table:table-cell table:style-name="ce11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15" table:formula="of:=IF([.L101]=&quot;L&quot;;&quot;Baixa&quot;;IF([.L101]=&quot;A&quot;;&quot;Média&quot;;IF([.L101]=&quot;&quot;;&quot;&quot;;&quot;Alta&quot;)))">
            <text:p/>
          </table:table-cell>
          <table:table-cell table:style-name="ce11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19" table:formula="of:=IF([.H101]=&quot;I&quot;;[.N101]*[$Contagem.$W$11];IF([.H101]=&quot;E&quot;;[.N101]*[$Contagem.$W$13];IF([.H101]=&quot;A&quot;;[.N101]*[$Contagem.$W$12];IF([.H101]=&quot;T&quot;;[.N10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 table:number-rows-repeated="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/>
          <table:table-cell table:style-name="ce107"/>
          <table:table-cell table:style-name="ce111" table:number-columns-repeated="2"/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2];[.L112])">
            <text:p/>
          </table:table-cell>
          <table:table-cell table:style-name="ce11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15" table:formula="of:=IF([.L112]=&quot;L&quot;;&quot;Baixa&quot;;IF([.L112]=&quot;A&quot;;&quot;Média&quot;;IF([.L112]=&quot;&quot;;&quot;&quot;;&quot;Alta&quot;)))">
            <text:p/>
          </table:table-cell>
          <table:table-cell table:style-name="ce11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19" table:formula="of:=IF([.H112]=&quot;I&quot;;[.N112]*[$Contagem.$W$11];IF([.H112]=&quot;E&quot;;[.N112]*[$Contagem.$W$13];IF([.H112]=&quot;A&quot;;[.N112]*[$Contagem.$W$12];IF([.H112]=&quot;T&quot;;[.N11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3];[.L113])">
            <text:p/>
          </table:table-cell>
          <table:table-cell table:style-name="ce11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15" table:formula="of:=IF([.L113]=&quot;L&quot;;&quot;Baixa&quot;;IF([.L113]=&quot;A&quot;;&quot;Média&quot;;IF([.L113]=&quot;&quot;;&quot;&quot;;&quot;Alta&quot;)))">
            <text:p/>
          </table:table-cell>
          <table:table-cell table:style-name="ce11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19" table:formula="of:=IF([.H113]=&quot;I&quot;;[.N113]*[$Contagem.$W$11];IF([.H113]=&quot;E&quot;;[.N113]*[$Contagem.$W$13];IF([.H113]=&quot;A&quot;;[.N113]*[$Contagem.$W$12];IF([.H113]=&quot;T&quot;;[.N11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4];[.L114])">
            <text:p/>
          </table:table-cell>
          <table:table-cell table:style-name="ce11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15" table:formula="of:=IF([.L114]=&quot;L&quot;;&quot;Baixa&quot;;IF([.L114]=&quot;A&quot;;&quot;Média&quot;;IF([.L114]=&quot;&quot;;&quot;&quot;;&quot;Alta&quot;)))">
            <text:p/>
          </table:table-cell>
          <table:table-cell table:style-name="ce11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19" table:formula="of:=IF([.H114]=&quot;I&quot;;[.N114]*[$Contagem.$W$11];IF([.H114]=&quot;E&quot;;[.N114]*[$Contagem.$W$13];IF([.H114]=&quot;A&quot;;[.N114]*[$Contagem.$W$12];IF([.H114]=&quot;T&quot;;[.N11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5];[.L115])">
            <text:p/>
          </table:table-cell>
          <table:table-cell table:style-name="ce11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15" table:formula="of:=IF([.L115]=&quot;L&quot;;&quot;Baixa&quot;;IF([.L115]=&quot;A&quot;;&quot;Média&quot;;IF([.L115]=&quot;&quot;;&quot;&quot;;&quot;Alta&quot;)))">
            <text:p/>
          </table:table-cell>
          <table:table-cell table:style-name="ce11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19" table:formula="of:=IF([.H115]=&quot;I&quot;;[.N115]*[$Contagem.$W$11];IF([.H115]=&quot;E&quot;;[.N115]*[$Contagem.$W$13];IF([.H115]=&quot;A&quot;;[.N115]*[$Contagem.$W$12];IF([.H115]=&quot;T&quot;;[.N11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6];[.L116])">
            <text:p/>
          </table:table-cell>
          <table:table-cell table:style-name="ce11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15" table:formula="of:=IF([.L116]=&quot;L&quot;;&quot;Baixa&quot;;IF([.L116]=&quot;A&quot;;&quot;Média&quot;;IF([.L116]=&quot;&quot;;&quot;&quot;;&quot;Alta&quot;)))">
            <text:p/>
          </table:table-cell>
          <table:table-cell table:style-name="ce11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19" table:formula="of:=IF([.H116]=&quot;I&quot;;[.N116]*[$Contagem.$W$11];IF([.H116]=&quot;E&quot;;[.N116]*[$Contagem.$W$13];IF([.H116]=&quot;A&quot;;[.N116]*[$Contagem.$W$12];IF([.H116]=&quot;T&quot;;[.N11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7];[.L117])">
            <text:p/>
          </table:table-cell>
          <table:table-cell table:style-name="ce11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15" table:formula="of:=IF([.L117]=&quot;L&quot;;&quot;Baixa&quot;;IF([.L117]=&quot;A&quot;;&quot;Média&quot;;IF([.L117]=&quot;&quot;;&quot;&quot;;&quot;Alta&quot;)))">
            <text:p/>
          </table:table-cell>
          <table:table-cell table:style-name="ce11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19" table:formula="of:=IF([.H117]=&quot;I&quot;;[.N117]*[$Contagem.$W$11];IF([.H117]=&quot;E&quot;;[.N117]*[$Contagem.$W$13];IF([.H117]=&quot;A&quot;;[.N117]*[$Contagem.$W$12];IF([.H117]=&quot;T&quot;;[.N11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8];[.L118])">
            <text:p/>
          </table:table-cell>
          <table:table-cell table:style-name="ce114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15" table:formula="of:=IF([.L118]=&quot;L&quot;;&quot;Baixa&quot;;IF([.L118]=&quot;A&quot;;&quot;Média&quot;;IF([.L118]=&quot;&quot;;&quot;&quot;;&quot;Alta&quot;)))">
            <text:p/>
          </table:table-cell>
          <table:table-cell table:style-name="ce117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19" table:formula="of:=IF([.H118]=&quot;I&quot;;[.N118]*[$Contagem.$W$11];IF([.H118]=&quot;E&quot;;[.N118]*[$Contagem.$W$13];IF([.H118]=&quot;A&quot;;[.N118]*[$Contagem.$W$12];IF([.H118]=&quot;T&quot;;[.N11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19];[.L119])">
            <text:p/>
          </table:table-cell>
          <table:table-cell table:style-name="ce114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15" table:formula="of:=IF([.L119]=&quot;L&quot;;&quot;Baixa&quot;;IF([.L119]=&quot;A&quot;;&quot;Média&quot;;IF([.L119]=&quot;&quot;;&quot;&quot;;&quot;Alta&quot;)))">
            <text:p/>
          </table:table-cell>
          <table:table-cell table:style-name="ce11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19" table:formula="of:=IF([.H119]=&quot;I&quot;;[.N119]*[$Contagem.$W$11];IF([.H119]=&quot;E&quot;;[.N119]*[$Contagem.$W$13];IF([.H119]=&quot;A&quot;;[.N119]*[$Contagem.$W$12];IF([.H119]=&quot;T&quot;;[.N11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0];[.L120])">
            <text:p/>
          </table:table-cell>
          <table:table-cell table:style-name="ce114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15" table:formula="of:=IF([.L120]=&quot;L&quot;;&quot;Baixa&quot;;IF([.L120]=&quot;A&quot;;&quot;Média&quot;;IF([.L120]=&quot;&quot;;&quot;&quot;;&quot;Alta&quot;)))">
            <text:p/>
          </table:table-cell>
          <table:table-cell table:style-name="ce11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19" table:formula="of:=IF([.H120]=&quot;I&quot;;[.N120]*[$Contagem.$W$11];IF([.H120]=&quot;E&quot;;[.N120]*[$Contagem.$W$13];IF([.H120]=&quot;A&quot;;[.N120]*[$Contagem.$W$12];IF([.H120]=&quot;T&quot;;[.N12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1];[.L121])">
            <text:p/>
          </table:table-cell>
          <table:table-cell table:style-name="ce114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15" table:formula="of:=IF([.L121]=&quot;L&quot;;&quot;Baixa&quot;;IF([.L121]=&quot;A&quot;;&quot;Média&quot;;IF([.L121]=&quot;&quot;;&quot;&quot;;&quot;Alta&quot;)))">
            <text:p/>
          </table:table-cell>
          <table:table-cell table:style-name="ce117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19" table:formula="of:=IF([.H121]=&quot;I&quot;;[.N121]*[$Contagem.$W$11];IF([.H121]=&quot;E&quot;;[.N121]*[$Contagem.$W$13];IF([.H121]=&quot;A&quot;;[.N121]*[$Contagem.$W$12];IF([.H121]=&quot;T&quot;;[.N12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2];[.L122])">
            <text:p/>
          </table:table-cell>
          <table:table-cell table:style-name="ce114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15" table:formula="of:=IF([.L122]=&quot;L&quot;;&quot;Baixa&quot;;IF([.L122]=&quot;A&quot;;&quot;Média&quot;;IF([.L122]=&quot;&quot;;&quot;&quot;;&quot;Alta&quot;)))">
            <text:p/>
          </table:table-cell>
          <table:table-cell table:style-name="ce117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19" table:formula="of:=IF([.H122]=&quot;I&quot;;[.N122]*[$Contagem.$W$11];IF([.H122]=&quot;E&quot;;[.N122]*[$Contagem.$W$13];IF([.H122]=&quot;A&quot;;[.N122]*[$Contagem.$W$12];IF([.H122]=&quot;T&quot;;[.N12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3];[.L123])">
            <text:p/>
          </table:table-cell>
          <table:table-cell table:style-name="ce114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15" table:formula="of:=IF([.L123]=&quot;L&quot;;&quot;Baixa&quot;;IF([.L123]=&quot;A&quot;;&quot;Média&quot;;IF([.L123]=&quot;&quot;;&quot;&quot;;&quot;Alta&quot;)))">
            <text:p/>
          </table:table-cell>
          <table:table-cell table:style-name="ce117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19" table:formula="of:=IF([.H123]=&quot;I&quot;;[.N123]*[$Contagem.$W$11];IF([.H123]=&quot;E&quot;;[.N123]*[$Contagem.$W$13];IF([.H123]=&quot;A&quot;;[.N123]*[$Contagem.$W$12];IF([.H123]=&quot;T&quot;;[.N12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4];[.L124])">
            <text:p/>
          </table:table-cell>
          <table:table-cell table:style-name="ce114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15" table:formula="of:=IF([.L124]=&quot;L&quot;;&quot;Baixa&quot;;IF([.L124]=&quot;A&quot;;&quot;Média&quot;;IF([.L124]=&quot;&quot;;&quot;&quot;;&quot;Alta&quot;)))">
            <text:p/>
          </table:table-cell>
          <table:table-cell table:style-name="ce117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19" table:formula="of:=IF([.H124]=&quot;I&quot;;[.N124]*[$Contagem.$W$11];IF([.H124]=&quot;E&quot;;[.N124]*[$Contagem.$W$13];IF([.H124]=&quot;A&quot;;[.N124]*[$Contagem.$W$12];IF([.H124]=&quot;T&quot;;[.N12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5];[.L125])">
            <text:p/>
          </table:table-cell>
          <table:table-cell table:style-name="ce114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15" table:formula="of:=IF([.L125]=&quot;L&quot;;&quot;Baixa&quot;;IF([.L125]=&quot;A&quot;;&quot;Média&quot;;IF([.L125]=&quot;&quot;;&quot;&quot;;&quot;Alta&quot;)))">
            <text:p/>
          </table:table-cell>
          <table:table-cell table:style-name="ce117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19" table:formula="of:=IF([.H125]=&quot;I&quot;;[.N125]*[$Contagem.$W$11];IF([.H125]=&quot;E&quot;;[.N125]*[$Contagem.$W$13];IF([.H125]=&quot;A&quot;;[.N125]*[$Contagem.$W$12];IF([.H125]=&quot;T&quot;;[.N12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5" table:content-validation-name="val2"/>
          <table:table-cell table:style-name="ce111" table:number-columns-repeated="2"/>
          <table:table-cell table:style-name="ce113" table:formula="of:=CONCATENATE([.G126];[.L126])">
            <text:p/>
          </table:table-cell>
          <table:table-cell table:style-name="ce114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15" table:formula="of:=IF([.L126]=&quot;L&quot;;&quot;Baixa&quot;;IF([.L126]=&quot;A&quot;;&quot;Média&quot;;IF([.L126]=&quot;&quot;;&quot;&quot;;&quot;Alta&quot;)))">
            <text:p/>
          </table:table-cell>
          <table:table-cell table:style-name="ce117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19" table:formula="of:=IF([.H126]=&quot;I&quot;;[.N126]*[$Contagem.$W$11];IF([.H126]=&quot;E&quot;;[.N126]*[$Contagem.$W$13];IF([.H126]=&quot;A&quot;;[.N126]*[$Contagem.$W$12];IF([.H126]=&quot;T&quot;;[.N12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27];[.L127])">
            <text:p/>
          </table:table-cell>
          <table:table-cell table:style-name="ce114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15" table:formula="of:=IF([.L127]=&quot;L&quot;;&quot;Baixa&quot;;IF([.L127]=&quot;A&quot;;&quot;Média&quot;;IF([.L127]=&quot;&quot;;&quot;&quot;;&quot;Alta&quot;)))">
            <text:p/>
          </table:table-cell>
          <table:table-cell table:style-name="ce117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19" table:formula="of:=IF([.H127]=&quot;I&quot;;[.N127]*[$Contagem.$W$11];IF([.H127]=&quot;E&quot;;[.N127]*[$Contagem.$W$13];IF([.H127]=&quot;A&quot;;[.N127]*[$Contagem.$W$12];IF([.H127]=&quot;T&quot;;[.N12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28];[.L128])">
            <text:p/>
          </table:table-cell>
          <table:table-cell table:style-name="ce114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15" table:formula="of:=IF([.L128]=&quot;L&quot;;&quot;Baixa&quot;;IF([.L128]=&quot;A&quot;;&quot;Média&quot;;IF([.L128]=&quot;&quot;;&quot;&quot;;&quot;Alta&quot;)))">
            <text:p/>
          </table:table-cell>
          <table:table-cell table:style-name="ce117"/>
          <table:table-cell table:style-name="ce119" table:formula="of:=IF([.H128]=&quot;I&quot;;[.N128]*[$Contagem.$W$11];IF([.H128]=&quot;E&quot;;[.N128]*[$Contagem.$W$13];IF([.H128]=&quot;A&quot;;[.N128]*[$Contagem.$W$12];IF([.H128]=&quot;T&quot;;[.N12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29];[.L129])">
            <text:p/>
          </table:table-cell>
          <table:table-cell table:style-name="ce114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15" table:formula="of:=IF([.L129]=&quot;L&quot;;&quot;Baixa&quot;;IF([.L129]=&quot;A&quot;;&quot;Média&quot;;IF([.L129]=&quot;&quot;;&quot;&quot;;&quot;Alta&quot;)))">
            <text:p/>
          </table:table-cell>
          <table:table-cell table:style-name="ce117"/>
          <table:table-cell table:style-name="ce119" table:formula="of:=IF([.H129]=&quot;I&quot;;[.N129]*[$Contagem.$W$11];IF([.H129]=&quot;E&quot;;[.N129]*[$Contagem.$W$13];IF([.H129]=&quot;A&quot;;[.N129]*[$Contagem.$W$12];IF([.H129]=&quot;T&quot;;[.N12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0];[.L130])">
            <text:p/>
          </table:table-cell>
          <table:table-cell table:style-name="ce114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15" table:formula="of:=IF([.L130]=&quot;L&quot;;&quot;Baixa&quot;;IF([.L130]=&quot;A&quot;;&quot;Média&quot;;IF([.L130]=&quot;&quot;;&quot;&quot;;&quot;Alta&quot;)))">
            <text:p/>
          </table:table-cell>
          <table:table-cell table:style-name="ce117"/>
          <table:table-cell table:style-name="ce119" table:formula="of:=IF([.H130]=&quot;I&quot;;[.N130]*[$Contagem.$W$11];IF([.H130]=&quot;E&quot;;[.N130]*[$Contagem.$W$13];IF([.H130]=&quot;A&quot;;[.N130]*[$Contagem.$W$12];IF([.H130]=&quot;T&quot;;[.N13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1];[.L131])">
            <text:p/>
          </table:table-cell>
          <table:table-cell table:style-name="ce114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15" table:formula="of:=IF([.L131]=&quot;L&quot;;&quot;Baixa&quot;;IF([.L131]=&quot;A&quot;;&quot;Média&quot;;IF([.L131]=&quot;&quot;;&quot;&quot;;&quot;Alta&quot;)))">
            <text:p/>
          </table:table-cell>
          <table:table-cell table:style-name="ce117"/>
          <table:table-cell table:style-name="ce119" table:formula="of:=IF([.H131]=&quot;I&quot;;[.N131]*[$Contagem.$W$11];IF([.H131]=&quot;E&quot;;[.N131]*[$Contagem.$W$13];IF([.H131]=&quot;A&quot;;[.N131]*[$Contagem.$W$12];IF([.H131]=&quot;T&quot;;[.N13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2];[.L132])">
            <text:p/>
          </table:table-cell>
          <table:table-cell table:style-name="ce114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15" table:formula="of:=IF([.L132]=&quot;L&quot;;&quot;Baixa&quot;;IF([.L132]=&quot;A&quot;;&quot;Média&quot;;IF([.L132]=&quot;&quot;;&quot;&quot;;&quot;Alta&quot;)))">
            <text:p/>
          </table:table-cell>
          <table:table-cell table:style-name="ce117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19" table:formula="of:=IF([.H132]=&quot;I&quot;;[.N132]*[$Contagem.$W$11];IF([.H132]=&quot;E&quot;;[.N132]*[$Contagem.$W$13];IF([.H132]=&quot;A&quot;;[.N132]*[$Contagem.$W$12];IF([.H132]=&quot;T&quot;;[.N13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3];[.L133])">
            <text:p/>
          </table:table-cell>
          <table:table-cell table:style-name="ce114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15" table:formula="of:=IF([.L133]=&quot;L&quot;;&quot;Baixa&quot;;IF([.L133]=&quot;A&quot;;&quot;Média&quot;;IF([.L133]=&quot;&quot;;&quot;&quot;;&quot;Alta&quot;)))">
            <text:p/>
          </table:table-cell>
          <table:table-cell table:style-name="ce117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19" table:formula="of:=IF([.H133]=&quot;I&quot;;[.N133]*[$Contagem.$W$11];IF([.H133]=&quot;E&quot;;[.N133]*[$Contagem.$W$13];IF([.H133]=&quot;A&quot;;[.N133]*[$Contagem.$W$12];IF([.H133]=&quot;T&quot;;[.N13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4];[.L134])">
            <text:p/>
          </table:table-cell>
          <table:table-cell table:style-name="ce114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15" table:formula="of:=IF([.L134]=&quot;L&quot;;&quot;Baixa&quot;;IF([.L134]=&quot;A&quot;;&quot;Média&quot;;IF([.L134]=&quot;&quot;;&quot;&quot;;&quot;Alta&quot;)))">
            <text:p/>
          </table:table-cell>
          <table:table-cell table:style-name="ce11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19" table:formula="of:=IF([.H134]=&quot;I&quot;;[.N134]*[$Contagem.$W$11];IF([.H134]=&quot;E&quot;;[.N134]*[$Contagem.$W$13];IF([.H134]=&quot;A&quot;;[.N134]*[$Contagem.$W$12];IF([.H134]=&quot;T&quot;;[.N13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5];[.L135])">
            <text:p/>
          </table:table-cell>
          <table:table-cell table:style-name="ce114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15" table:formula="of:=IF([.L135]=&quot;L&quot;;&quot;Baixa&quot;;IF([.L135]=&quot;A&quot;;&quot;Média&quot;;IF([.L135]=&quot;&quot;;&quot;&quot;;&quot;Alta&quot;)))">
            <text:p/>
          </table:table-cell>
          <table:table-cell table:style-name="ce117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19" table:formula="of:=IF([.H135]=&quot;I&quot;;[.N135]*[$Contagem.$W$11];IF([.H135]=&quot;E&quot;;[.N135]*[$Contagem.$W$13];IF([.H135]=&quot;A&quot;;[.N135]*[$Contagem.$W$12];IF([.H135]=&quot;T&quot;;[.N13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6];[.L136])">
            <text:p/>
          </table:table-cell>
          <table:table-cell table:style-name="ce114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15" table:formula="of:=IF([.L136]=&quot;L&quot;;&quot;Baixa&quot;;IF([.L136]=&quot;A&quot;;&quot;Média&quot;;IF([.L136]=&quot;&quot;;&quot;&quot;;&quot;Alta&quot;)))">
            <text:p/>
          </table:table-cell>
          <table:table-cell table:style-name="ce117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19" table:formula="of:=IF([.H136]=&quot;I&quot;;[.N136]*[$Contagem.$W$11];IF([.H136]=&quot;E&quot;;[.N136]*[$Contagem.$W$13];IF([.H136]=&quot;A&quot;;[.N136]*[$Contagem.$W$12];IF([.H136]=&quot;T&quot;;[.N13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7];[.L137])">
            <text:p/>
          </table:table-cell>
          <table:table-cell table:style-name="ce114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15" table:formula="of:=IF([.L137]=&quot;L&quot;;&quot;Baixa&quot;;IF([.L137]=&quot;A&quot;;&quot;Média&quot;;IF([.L137]=&quot;&quot;;&quot;&quot;;&quot;Alta&quot;)))">
            <text:p/>
          </table:table-cell>
          <table:table-cell table:style-name="ce117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19" table:formula="of:=IF([.H137]=&quot;I&quot;;[.N137]*[$Contagem.$W$11];IF([.H137]=&quot;E&quot;;[.N137]*[$Contagem.$W$13];IF([.H137]=&quot;A&quot;;[.N137]*[$Contagem.$W$12];IF([.H137]=&quot;T&quot;;[.N13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8" table:content-validation-name="val2"/>
          <table:table-cell table:style-name="ce111" table:number-columns-repeated="2"/>
          <table:table-cell table:style-name="ce113" table:formula="of:=CONCATENATE([.G138];[.L138])">
            <text:p/>
          </table:table-cell>
          <table:table-cell table:style-name="ce114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15" table:formula="of:=IF([.L138]=&quot;L&quot;;&quot;Baixa&quot;;IF([.L138]=&quot;A&quot;;&quot;Média&quot;;IF([.L138]=&quot;&quot;;&quot;&quot;;&quot;Alta&quot;)))">
            <text:p/>
          </table:table-cell>
          <table:table-cell table:style-name="ce117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19" table:formula="of:=IF([.H138]=&quot;I&quot;;[.N138]*[$Contagem.$W$11];IF([.H138]=&quot;E&quot;;[.N138]*[$Contagem.$W$13];IF([.H138]=&quot;A&quot;;[.N138]*[$Contagem.$W$12];IF([.H138]=&quot;T&quot;;[.N13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39];[.L139])">
            <text:p/>
          </table:table-cell>
          <table:table-cell table:style-name="ce114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15" table:formula="of:=IF([.L139]=&quot;L&quot;;&quot;Baixa&quot;;IF([.L139]=&quot;A&quot;;&quot;Média&quot;;IF([.L139]=&quot;&quot;;&quot;&quot;;&quot;Alta&quot;)))">
            <text:p/>
          </table:table-cell>
          <table:table-cell table:style-name="ce117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19" table:formula="of:=IF([.H139]=&quot;I&quot;;[.N139]*[$Contagem.$W$11];IF([.H139]=&quot;E&quot;;[.N139]*[$Contagem.$W$13];IF([.H139]=&quot;A&quot;;[.N139]*[$Contagem.$W$12];IF([.H139]=&quot;T&quot;;[.N13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0];[.L140])">
            <text:p/>
          </table:table-cell>
          <table:table-cell table:style-name="ce114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15" table:formula="of:=IF([.L140]=&quot;L&quot;;&quot;Baixa&quot;;IF([.L140]=&quot;A&quot;;&quot;Média&quot;;IF([.L140]=&quot;&quot;;&quot;&quot;;&quot;Alta&quot;)))">
            <text:p/>
          </table:table-cell>
          <table:table-cell table:style-name="ce117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19" table:formula="of:=IF([.H140]=&quot;I&quot;;[.N140]*[$Contagem.$W$11];IF([.H140]=&quot;E&quot;;[.N140]*[$Contagem.$W$13];IF([.H140]=&quot;A&quot;;[.N140]*[$Contagem.$W$12];IF([.H140]=&quot;T&quot;;[.N14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1];[.L141])">
            <text:p/>
          </table:table-cell>
          <table:table-cell table:style-name="ce114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15" table:formula="of:=IF([.L141]=&quot;L&quot;;&quot;Baixa&quot;;IF([.L141]=&quot;A&quot;;&quot;Média&quot;;IF([.L141]=&quot;&quot;;&quot;&quot;;&quot;Alta&quot;)))">
            <text:p/>
          </table:table-cell>
          <table:table-cell table:style-name="ce117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19" table:formula="of:=IF([.H141]=&quot;I&quot;;[.N141]*[$Contagem.$W$11];IF([.H141]=&quot;E&quot;;[.N141]*[$Contagem.$W$13];IF([.H141]=&quot;A&quot;;[.N141]*[$Contagem.$W$12];IF([.H141]=&quot;T&quot;;[.N14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2];[.L142])">
            <text:p/>
          </table:table-cell>
          <table:table-cell table:style-name="ce114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15" table:formula="of:=IF([.L142]=&quot;L&quot;;&quot;Baixa&quot;;IF([.L142]=&quot;A&quot;;&quot;Média&quot;;IF([.L142]=&quot;&quot;;&quot;&quot;;&quot;Alta&quot;)))">
            <text:p/>
          </table:table-cell>
          <table:table-cell table:style-name="ce117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19" table:formula="of:=IF([.H142]=&quot;I&quot;;[.N142]*[$Contagem.$W$11];IF([.H142]=&quot;E&quot;;[.N142]*[$Contagem.$W$13];IF([.H142]=&quot;A&quot;;[.N142]*[$Contagem.$W$12];IF([.H142]=&quot;T&quot;;[.N142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3];[.L143])">
            <text:p/>
          </table:table-cell>
          <table:table-cell table:style-name="ce114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15" table:formula="of:=IF([.L143]=&quot;L&quot;;&quot;Baixa&quot;;IF([.L143]=&quot;A&quot;;&quot;Média&quot;;IF([.L143]=&quot;&quot;;&quot;&quot;;&quot;Alta&quot;)))">
            <text:p/>
          </table:table-cell>
          <table:table-cell table:style-name="ce117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19" table:formula="of:=IF([.H143]=&quot;I&quot;;[.N143]*[$Contagem.$W$11];IF([.H143]=&quot;E&quot;;[.N143]*[$Contagem.$W$13];IF([.H143]=&quot;A&quot;;[.N143]*[$Contagem.$W$12];IF([.H143]=&quot;T&quot;;[.N143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4];[.L144])">
            <text:p/>
          </table:table-cell>
          <table:table-cell table:style-name="ce114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15" table:formula="of:=IF([.L144]=&quot;L&quot;;&quot;Baixa&quot;;IF([.L144]=&quot;A&quot;;&quot;Média&quot;;IF([.L144]=&quot;&quot;;&quot;&quot;;&quot;Alta&quot;)))">
            <text:p/>
          </table:table-cell>
          <table:table-cell table:style-name="ce117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19" table:formula="of:=IF([.H144]=&quot;I&quot;;[.N144]*[$Contagem.$W$11];IF([.H144]=&quot;E&quot;;[.N144]*[$Contagem.$W$13];IF([.H144]=&quot;A&quot;;[.N144]*[$Contagem.$W$12];IF([.H144]=&quot;T&quot;;[.N144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5];[.L145])">
            <text:p/>
          </table:table-cell>
          <table:table-cell table:style-name="ce114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15" table:formula="of:=IF([.L145]=&quot;L&quot;;&quot;Baixa&quot;;IF([.L145]=&quot;A&quot;;&quot;Média&quot;;IF([.L145]=&quot;&quot;;&quot;&quot;;&quot;Alta&quot;)))">
            <text:p/>
          </table:table-cell>
          <table:table-cell table:style-name="ce117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19" table:formula="of:=IF([.H145]=&quot;I&quot;;[.N145]*[$Contagem.$W$11];IF([.H145]=&quot;E&quot;;[.N145]*[$Contagem.$W$13];IF([.H145]=&quot;A&quot;;[.N145]*[$Contagem.$W$12];IF([.H145]=&quot;T&quot;;[.N145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6];[.L146])">
            <text:p/>
          </table:table-cell>
          <table:table-cell table:style-name="ce114"/>
          <table:table-cell table:style-name="ce115" table:formula="of:=IF([.L146]=&quot;L&quot;;&quot;Baixa&quot;;IF([.L146]=&quot;A&quot;;&quot;Média&quot;;IF([.L146]=&quot;&quot;;&quot;&quot;;&quot;Alta&quot;)))">
            <text:p/>
          </table:table-cell>
          <table:table-cell table:style-name="ce117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19" table:formula="of:=IF([.H146]=&quot;I&quot;;[.N146]*[$Contagem.$W$11];IF([.H146]=&quot;E&quot;;[.N146]*[$Contagem.$W$13];IF([.H146]=&quot;A&quot;;[.N146]*[$Contagem.$W$12];IF([.H146]=&quot;T&quot;;[.N146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7];[.L147])">
            <text:p/>
          </table:table-cell>
          <table:table-cell table:style-name="ce114"/>
          <table:table-cell table:style-name="ce115" table:formula="of:=IF([.L147]=&quot;L&quot;;&quot;Baixa&quot;;IF([.L147]=&quot;A&quot;;&quot;Média&quot;;IF([.L147]=&quot;&quot;;&quot;&quot;;&quot;Alta&quot;)))">
            <text:p/>
          </table:table-cell>
          <table:table-cell table:style-name="ce117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19" table:formula="of:=IF([.H147]=&quot;I&quot;;[.N147]*[$Contagem.$W$11];IF([.H147]=&quot;E&quot;;[.N147]*[$Contagem.$W$13];IF([.H147]=&quot;A&quot;;[.N147]*[$Contagem.$W$12];IF([.H147]=&quot;T&quot;;[.N147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8];[.L148])">
            <text:p/>
          </table:table-cell>
          <table:table-cell table:style-name="ce114"/>
          <table:table-cell table:style-name="ce115" table:formula="of:=IF([.L148]=&quot;L&quot;;&quot;Baixa&quot;;IF([.L148]=&quot;A&quot;;&quot;Média&quot;;IF([.L148]=&quot;&quot;;&quot;&quot;;&quot;Alta&quot;)))">
            <text:p/>
          </table:table-cell>
          <table:table-cell table:style-name="ce117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19" table:formula="of:=IF([.H148]=&quot;I&quot;;[.N148]*[$Contagem.$W$11];IF([.H148]=&quot;E&quot;;[.N148]*[$Contagem.$W$13];IF([.H148]=&quot;A&quot;;[.N148]*[$Contagem.$W$12];IF([.H148]=&quot;T&quot;;[.N148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49];[.L149])">
            <text:p/>
          </table:table-cell>
          <table:table-cell table:style-name="ce114"/>
          <table:table-cell table:style-name="ce115" table:formula="of:=IF([.L149]=&quot;L&quot;;&quot;Baixa&quot;;IF([.L149]=&quot;A&quot;;&quot;Média&quot;;IF([.L149]=&quot;&quot;;&quot;&quot;;&quot;Alta&quot;)))">
            <text:p/>
          </table:table-cell>
          <table:table-cell table:style-name="ce117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19" table:formula="of:=IF([.H149]=&quot;I&quot;;[.N149]*[$Contagem.$W$11];IF([.H149]=&quot;E&quot;;[.N149]*[$Contagem.$W$13];IF([.H149]=&quot;A&quot;;[.N149]*[$Contagem.$W$12];IF([.H149]=&quot;T&quot;;[.N149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10">
          <table:table-cell table:style-name="ce86" table:number-columns-repeated="3"/>
          <table:table-cell table:style-name="ce90" table:number-columns-repeated="2"/>
          <table:table-cell table:style-name="ce92"/>
          <table:table-cell table:style-name="ce95" table:content-validation-name="val1"/>
          <table:table-cell table:style-name="ce102" table:content-validation-name="val2"/>
          <table:table-cell table:style-name="ce111" table:number-columns-repeated="2"/>
          <table:table-cell table:style-name="ce113" table:formula="of:=CONCATENATE([.G150];[.L150])">
            <text:p/>
          </table:table-cell>
          <table:table-cell table:style-name="ce114"/>
          <table:table-cell table:style-name="ce115" table:formula="of:=IF([.L150]=&quot;L&quot;;&quot;Baixa&quot;;IF([.L150]=&quot;A&quot;;&quot;Média&quot;;IF([.L150]=&quot;&quot;;&quot;&quot;;&quot;Alta&quot;)))">
            <text:p/>
          </table:table-cell>
          <table:table-cell table:style-name="ce117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19" table:formula="of:=IF([.H150]=&quot;I&quot;;[.N150]*[$Contagem.$W$11];IF([.H150]=&quot;E&quot;;[.N150]*[$Contagem.$W$13];IF([.H150]=&quot;A&quot;;[.N150]*[$Contagem.$W$12];IF([.H150]=&quot;T&quot;;[.N150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8">
          <table:table-cell table:style-name="ce87"/>
          <table:table-cell table:style-name="ce89" table:number-columns-repeated="4"/>
          <table:table-cell table:style-name="ce93"/>
          <table:table-cell table:style-name="ce95" table:content-validation-name="val1"/>
          <table:table-cell table:style-name="ce109" table:content-validation-name="val2"/>
          <table:table-cell table:style-name="ce111" table:number-columns-repeated="2"/>
          <table:table-cell table:style-name="ce113"/>
          <table:table-cell table:style-name="ce114"/>
          <table:table-cell table:style-name="ce115" table:formula="of:=IF([.L151]=&quot;L&quot;;&quot;Baixa&quot;;IF([.L151]=&quot;A&quot;;&quot;Média&quot;;IF([.L151]=&quot;&quot;;&quot;&quot;;&quot;Alta&quot;)))">
            <text:p/>
          </table:table-cell>
          <table:table-cell table:style-name="ce117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19" table:formula="of:=IF([.H151]=&quot;I&quot;;[.N151]*[$Contagem.$W$11];IF([.H151]=&quot;E&quot;;[.N151]*[$Contagem.$W$13];IF([.H151]=&quot;A&quot;;[.N151]*[$Contagem.$W$12];IF([.H151]=&quot;T&quot;;[.N151]*[$Contagem.$W$14];&quot;&quot;))))">
            <text:p/>
          </table:table-cell>
          <table:table-cell table:style-name="ce89" table:number-columns-repeated="4"/>
          <table:table-cell table:number-columns-repeated="1005"/>
        </table:table-row>
        <table:table-row table:style-name="ro8">
          <table:table-cell table:style-name="ce87"/>
          <table:table-cell table:style-name="ce89" table:number-columns-repeated="4"/>
          <table:table-cell table:style-name="ce93"/>
          <table:table-cell table:style-name="ce95" table:content-validation-name="val1"/>
          <table:table-cell table:style-name="ce109" table:content-validation-name="val2"/>
          <table:table-cell table:style-name="ce111" table:number-columns-repeated="2"/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89" table:number-columns-repeated="4"/>
          <table:table-cell table:number-columns-repeated="1005"/>
        </table:table-row>
        <table:table-row table:style-name="ro8" table:number-rows-repeated="104842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S$8" table:range-usable-as="print-range"/>
          <table:named-range table:name="Excel_BuiltIn_Print_Titles" table:base-cell-address="$Contagem.$A$1" table:cell-range-address="$Funções.$A$1:.$AMJ$7" table:range-usable-as="repeat-column repeat-row"/>
          <table:named-range table:name="Excel_BuiltIn__FilterDatabase" table:base-cell-address="$Contagem.$A$1" table:cell-range-address="$Funções.$A$7:.$O$8"/>
          <table:named-range table:name="_Toc365913964" table:base-cell-address="$Contagem.$A$1" table:cell-range-address="$Funções.$A$60"/>
          <table:named-range table:name="_Toc365913971" table:base-cell-address="$Contagem.$A$1" table:cell-range-address="$Funções.$A$69"/>
          <table:named-range table:name="_Toc365962232" table:base-cell-address="$Contagem.$A$1" table:cell-range-address="$Funções.$#REF!$#REF!"/>
          <table:named-range table:name="_Toc365962233" table:base-cell-address="$Contagem.$A$1" table:cell-range-address="$Funções.$#REF!$#REF!"/>
          <table:named-range table:name="_Toc365962238" table:base-cell-address="$Contagem.$A$1" table:cell-range-address="$Funções.$A$96"/>
          <table:named-range table:name="_Toc365962239" table:base-cell-address="$Contagem.$A$1" table:cell-range-address="$Funções.$A$97"/>
          <table:named-range table:name="_Toc365962240" table:base-cell-address="$Contagem.$A$1" table:cell-range-address="$Funções.$A$98"/>
          <table:named-range table:name="_Toc365962241" table:base-cell-address="$Contagem.$A$1" table:cell-range-address="$Funções.$A$99"/>
          <table:named-range table:name="_Toc365962242" table:base-cell-address="$Contagem.$A$1" table:cell-range-address="$Funções.$A$100"/>
          <table:named-range table:name="_Toc365962244" table:base-cell-address="$Contagem.$A$1" table:cell-range-address="$Funções.$A$112"/>
          <table:named-range table:name="_Toc365962245" table:base-cell-address="$Contagem.$A$1" table:cell-range-address="$Funções.$A$113"/>
          <table:named-range table:name="_Toc365962247" table:base-cell-address="$Contagem.$A$1" table:cell-range-address="$Funções.$A$115"/>
          <table:named-range table:name="_Toc365962248" table:base-cell-address="$Contagem.$A$1" table:cell-range-address="$Funções.$A$116"/>
          <table:named-range table:name="_Toc365962249" table:base-cell-address="$Contagem.$A$1" table:cell-range-address="$Funções.$A$117"/>
          <table:named-range table:name="_Toc365962250" table:base-cell-address="$Contagem.$A$1" table:cell-range-address="$Funções.$A$118"/>
          <table:named-range table:name="_Toc365962251" table:base-cell-address="$Contagem.$A$1" table:cell-range-address="$Funções.$A$119"/>
          <table:named-range table:name="_Toc365962252" table:base-cell-address="$Contagem.$A$1" table:cell-range-address="$Funções.$A$120"/>
          <table:named-range table:name="_Toc365962253" table:base-cell-address="$Contagem.$A$1" table:cell-range-address="$Funções.$A$121"/>
          <table:named-range table:name="_Toc365962254" table:base-cell-address="$Contagem.$A$1" table:cell-range-address="$Funções.$A$122"/>
          <table:named-range table:name="_Toc365966643" table:base-cell-address="$Contagem.$A$1" table:cell-range-address="$Funções.$A$77"/>
          <table:named-range table:name="_Toc365966644" table:base-cell-address="$Contagem.$A$1" table:cell-range-address="$Funções.$A$78"/>
          <table:named-range table:name="_Toc365966645" table:base-cell-address="$Contagem.$A$1" table:cell-range-address="$Funções.$A$79"/>
          <table:named-range table:name="_Toc365966646" table:base-cell-address="$Contagem.$A$1" table:cell-range-address="$Funções.$A$80"/>
          <table:named-range table:name="_Toc365966649" table:base-cell-address="$Contagem.$A$1" table:cell-range-address="$Funções.$A$83"/>
          <table:named-range table:name="_Toc365966650" table:base-cell-address="$Contagem.$A$1" table:cell-range-address="$Funções.$A$84"/>
          <table:named-range table:name="_Toc365966651" table:base-cell-address="$Contagem.$A$1" table:cell-range-address="$Funções.$A$85"/>
          <table:named-range table:name="_Toc365966652" table:base-cell-address="$Contagem.$A$1" table:cell-range-address="$Funções.$A$86"/>
          <table:named-range table:name="_Toc365969417" table:base-cell-address="$Contagem.$A$1" table:cell-range-address="$Funções.$A$73"/>
          <table:named-range table:name="_Toc365969418" table:base-cell-address="$Contagem.$A$1" table:cell-range-address="$Funções.$A$74"/>
          <table:named-range table:name="_Toc367867784" table:base-cell-address="$Contagem.$A$1" table:cell-range-address="$Funções.$A$43"/>
          <table:named-range table:name="_Toc369275544" table:base-cell-address="$Contagem.$A$1" table:cell-range-address="$Funções.$A$8"/>
          <table:named-range table:name="_Toc369275546" table:base-cell-address="$Contagem.$A$1" table:cell-range-address="$Funções.$A$9"/>
          <table:named-range table:name="_Toc369275566" table:base-cell-address="$Contagem.$A$1" table:cell-range-address="$Funções.$A$27"/>
        </table:named-expressions>
        <calcext:conditional-formats>
          <calcext:conditional-format calcext:target-range-address="Funções.H139:Funções.H152 Funções.H63:Funções.H63 Funções.H65:Funções.H90 Funções.H18:Funções.H61">
            <calcext:condition calcext:apply-style-name="Excel_CondFormat_3_1_1" calcext:value="=&quot;I&quot;" calcext:base-cell-address="Funções.H139"/>
            <calcext:condition calcext:apply-style-name="Excel_CondFormat_3_1_2" calcext:value="=&quot;A&quot;" calcext:base-cell-address="Funções.H139"/>
            <calcext:condition calcext:apply-style-name="Excel_CondFormat_3_1_3" calcext:value="=&quot;E&quot;" calcext:base-cell-address="Funções.H139"/>
          </calcext:conditional-format>
          <calcext:conditional-format calcext:target-range-address="Funções.H8:Funções.H150">
            <calcext:condition calcext:apply-style-name="Excel_CondFormat_3_2_1" calcext:value="=&quot;I&quot;" calcext:base-cell-address="Funções.H8"/>
            <calcext:condition calcext:apply-style-name="Excel_CondFormat_3_2_2" calcext:value="=&quot;A&quot;" calcext:base-cell-address="Funções.H8"/>
            <calcext:condition calcext:apply-style-name="Excel_CondFormat_3_2_3" calcext:value="=&quot;E&quot;" calcext:base-cell-address="Funções.H8"/>
          </calcext:conditional-format>
          <calcext:conditional-format calcext:target-range-address="Funções.H15:Funções.H15">
            <calcext:condition calcext:apply-style-name="Excel_CondFormat_3_3_1" calcext:value="=&quot;I&quot;" calcext:base-cell-address="Funções.H15"/>
            <calcext:condition calcext:apply-style-name="Excel_CondFormat_3_3_2" calcext:value="=&quot;A&quot;" calcext:base-cell-address="Funções.H15"/>
            <calcext:condition calcext:apply-style-name="Excel_CondFormat_3_3_3" calcext:value="=&quot;E&quot;" calcext:base-cell-address="Funções.H15"/>
          </calcext:conditional-format>
          <calcext:conditional-format calcext:target-range-address="Funções.H16:Funções.H22">
            <calcext:condition calcext:apply-style-name="Excel_CondFormat_3_4_1" calcext:value="=&quot;I&quot;" calcext:base-cell-address="Funções.H16"/>
            <calcext:condition calcext:apply-style-name="Excel_CondFormat_3_4_2" calcext:value="=&quot;A&quot;" calcext:base-cell-address="Funções.H16"/>
            <calcext:condition calcext:apply-style-name="Excel_CondFormat_3_4_3" calcext:value="=&quot;E&quot;" calcext:base-cell-address="Funções.H16"/>
          </calcext:conditional-format>
          <calcext:conditional-format calcext:target-range-address="Funções.H91:Funções.H91 Funções.H112:Funções.H126">
            <calcext:condition calcext:apply-style-name="Excel_CondFormat_3_5_1" calcext:value="=&quot;I&quot;" calcext:base-cell-address="Funções.H91"/>
            <calcext:condition calcext:apply-style-name="Excel_CondFormat_3_5_2" calcext:value="=&quot;A&quot;" calcext:base-cell-address="Funções.H91"/>
            <calcext:condition calcext:apply-style-name="Excel_CondFormat_3_5_3" calcext:value="=&quot;E&quot;" calcext:base-cell-address="Funções.H91"/>
          </calcext:conditional-format>
          <calcext:conditional-format calcext:target-range-address="Funções.H127:Funções.H138">
            <calcext:condition calcext:apply-style-name="Excel_CondFormat_3_6_1" calcext:value="=&quot;I&quot;" calcext:base-cell-address="Funções.H127"/>
            <calcext:condition calcext:apply-style-name="Excel_CondFormat_3_6_2" calcext:value="=&quot;A&quot;" calcext:base-cell-address="Funções.H127"/>
            <calcext:condition calcext:apply-style-name="Excel_CondFormat_3_6_3" calcext:value="=&quot;E&quot;" calcext:base-cell-address="Funções.H127"/>
          </calcext:conditional-format>
          <calcext:conditional-format calcext:target-range-address="Funções.H92:Funções.H101">
            <calcext:condition calcext:apply-style-name="Excel_CondFormat_3_7_1" calcext:value="=&quot;I&quot;" calcext:base-cell-address="Funções.H92"/>
            <calcext:condition calcext:apply-style-name="Excel_CondFormat_3_7_2" calcext:value="=&quot;A&quot;" calcext:base-cell-address="Funções.H92"/>
            <calcext:condition calcext:apply-style-name="Excel_CondFormat_3_7_3" calcext:value="=&quot;E&quot;" calcext:base-cell-address="Funções.H92"/>
          </calcext:conditional-format>
          <calcext:conditional-format calcext:target-range-address="Funções.H62:Funções.H62">
            <calcext:condition calcext:apply-style-name="Excel_CondFormat_3_8_1" calcext:value="=&quot;I&quot;" calcext:base-cell-address="Funções.H62"/>
            <calcext:condition calcext:apply-style-name="Excel_CondFormat_3_8_2" calcext:value="=&quot;A&quot;" calcext:base-cell-address="Funções.H62"/>
            <calcext:condition calcext:apply-style-name="Excel_CondFormat_3_8_3" calcext:value="=&quot;E&quot;" calcext:base-cell-address="Funções.H62"/>
          </calcext:conditional-format>
          <calcext:conditional-format calcext:target-range-address="Funções.H64:Funções.H64">
            <calcext:condition calcext:apply-style-name="Excel_CondFormat_3_9_1" calcext:value="=&quot;I&quot;" calcext:base-cell-address="Funções.H64"/>
            <calcext:condition calcext:apply-style-name="Excel_CondFormat_3_9_2" calcext:value="=&quot;A&quot;" calcext:base-cell-address="Funções.H64"/>
            <calcext:condition calcext:apply-style-name="Excel_CondFormat_3_9_3" calcext:value="=&quot;E&quot;" calcext:base-cell-address="Funções.H64"/>
          </calcext:conditional-format>
        </calcext:conditional-formats>
      </table:table>
      <table:table table:name="Ajuste" table:style-name="ta4" table:print-ranges="Ajuste.A1:Ajuste.L26">
        <office:forms form:automatic-focus="false" form:apply-design-mode="false"/>
        <table:table-column table:style-name="co27" table:number-columns-repeated="1024" table:default-cell-style-name="Default"/>
        <table:table-row table:style-name="ro8">
          <table:table-cell table:style-name="ce29" office:value-type="string" calcext:value-type="string" table:number-columns-spanned="12" table:number-rows-spanned="3">
            <text:p>Fatores de Ajuste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8">
          <table:covered-table-cell table:number-columns-repeated="12" table:style-name="ce29"/>
          <table:table-cell table:number-columns-repeated="1012"/>
        </table:table-row>
        <table:table-row table:style-name="ro8">
          <table:covered-table-cell table:number-columns-repeated="12" table:style-name="ce29"/>
          <table:table-cell table:number-columns-repeated="1012"/>
        </table:table-row>
        <table:table-row table:style-name="ro8">
          <table:table-cell table:style-name="ce30" table:formula="of:=[$Contagem.A5]&amp;&quot; : &quot;&amp;[$Contagem.F5]" office:value-type="string" office:string-value="Aplicação : Desafio" calcext:value-type="string" table:number-columns-spanned="5" table:number-rows-spanned="1">
            <text:p>Aplicação : Desafio</text:p>
          </table:table-cell>
          <table:covered-table-cell table:number-columns-repeated="4" table:style-name="ce30"/>
          <table:table-cell table:style-name="ce56" table:formula="of:=[$Contagem.A6]&amp;&quot; : &quot;&amp;[$Contagem.F6]" office:value-type="string" office:string-value="Projeto : Desafio" calcext:value-type="string" table:number-columns-spanned="7" table:number-rows-spanned="1">
            <text:p>Projeto : Desafio</text:p>
          </table:table-cell>
          <table:covered-table-cell table:number-columns-repeated="6" table:style-name="ce56"/>
          <table:table-cell table:number-columns-repeated="1012"/>
        </table:table-row>
        <table:table-row table:style-name="ro8">
          <table:table-cell table:style-name="ce31" table:formula="of:=[$Contagem.A7]&amp;&quot; : &quot;&amp;[$Contagem.F7]" office:value-type="string" office:string-value="Responsável : Gabriel Putrick" calcext:value-type="string" table:number-columns-spanned="5" table:number-rows-spanned="1">
            <text:p>Responsável : Gabriel Putrick</text:p>
          </table:table-cell>
          <table:covered-table-cell table:number-columns-repeated="4" table:style-name="ce31"/>
          <table:table-cell table:style-name="ce5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6"/>
          <table:table-cell table:number-columns-repeated="1012"/>
        </table:table-row>
        <table:table-row table:style-name="ro3">
          <table:table-cell table:style-name="ce32" table:formula="of:=[$Contagem.A4]&amp;&quot; : &quot;&amp;[$Contagem.F4]" office:value-type="string" office:string-value="Empresa : EITS Tecnologia da Informação LTDA" calcext:value-type="string">
            <text:p>Empresa : EITS Tecnologia da Informação LTDA</text:p>
          </table:table-cell>
          <table:table-cell table:style-name="ce38" table:number-columns-repeated="2"/>
          <table:table-cell table:style-name="ce50" table:number-columns-repeated="2"/>
          <table:table-cell table:style-name="ce5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57"/>
          <table:table-cell table:style-name="ce57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57"/>
          <table:table-cell table:style-name="ce70" table:formula="of:=&quot;PF  = &quot;&amp;VALUE([$Contagem.Y5])" office:value-type="string" office:string-value="PF  = 60" calcext:value-type="string" table:number-columns-spanned="2" table:number-rows-spanned="1">
            <text:p>PF <text:s/>= 60</text:p>
          </table:table-cell>
          <table:covered-table-cell table:style-name="ce70"/>
          <table:table-cell table:number-columns-repeated="1012"/>
        </table:table-row>
        <table:table-row table:style-name="ro2">
          <table:table-cell table:style-name="ce128" office:value-type="string" calcext:value-type="string">
            <text:p>Características Gerais do Sistema</text:p>
          </table:table-cell>
          <table:table-cell table:style-name="ce131" table:number-columns-repeated="2"/>
          <table:table-cell table:style-name="ce134"/>
          <table:table-cell table:style-name="ce136" office:value-type="string" calcext:value-type="string">
            <text:p>DI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1 - Comunicação de Dados</text:p>
          </table:table-cell>
          <table:table-cell table:style-name="ce132" table:number-columns-repeated="3"/>
          <table:table-cell table:style-name="ce137" office:value-type="float" office:value="5" calcext:value-type="float">
            <text:p>5</text:p>
          </table:table-cell>
          <table:table-cell table:style-name="ce40"/>
          <table:table-cell table:style-name="ce140"/>
          <table:table-cell table:style-name="ce40" table:number-columns-repeated="4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2 - Processamento Distribuído</text:p>
          </table:table-cell>
          <table:table-cell table:style-name="ce132" table:number-columns-repeated="3"/>
          <table:table-cell table:style-name="ce137" office:value-type="float" office:value="2" calcext:value-type="float">
            <text:p>2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3 - Performance</text:p>
          </table:table-cell>
          <table:table-cell table:style-name="ce132" table:number-columns-repeated="3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4 - Configuração Altamente Utilizada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48"/>
          <table:table-cell table:style-name="ce145" table:number-columns-repeated="4"/>
          <table:table-cell table:style-name="ce153"/>
          <table:table-cell table:number-columns-repeated="1012"/>
        </table:table-row>
        <table:table-row table:style-name="ro2">
          <table:table-cell table:style-name="ce129" office:value-type="string" calcext:value-type="string">
            <text:p>05 - Volume de Transações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48"/>
          <table:table-cell table:style-name="ce145" table:number-columns-repeated="3"/>
          <table:table-cell table:style-name="ce48"/>
          <table:table-cell table:style-name="ce153"/>
          <table:table-cell table:number-columns-repeated="1012"/>
        </table:table-row>
        <table:table-row table:style-name="ro2">
          <table:table-cell table:style-name="ce129" office:value-type="string" calcext:value-type="string">
            <text:p>06 - Entrada de Dados On-line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48"/>
          <table:table-cell table:style-name="ce145" table:number-columns-repeated="4"/>
          <table:table-cell table:style-name="ce153"/>
          <table:table-cell table:number-columns-repeated="1012"/>
        </table:table-row>
        <table:table-row table:style-name="ro2">
          <table:table-cell table:style-name="ce129" office:value-type="string" calcext:value-type="string">
            <text:p>07 - Eficiência do Usuário Final</text:p>
          </table:table-cell>
          <table:table-cell table:style-name="ce132" table:number-columns-repeated="2"/>
          <table:table-cell table:style-name="ce135"/>
          <table:table-cell table:style-name="ce137" office:value-type="float" office:value="2" calcext:value-type="float">
            <text:p>2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8 - Atualização On-Line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09 - Processamento Complexo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140"/>
          <table:table-cell table:style-name="ce40" table:number-columns-repeated="4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10 - Reusabilidade</text:p>
          </table:table-cell>
          <table:table-cell table:style-name="ce132" table:number-columns-repeated="2"/>
          <table:table-cell table:style-name="ce135"/>
          <table:table-cell table:style-name="ce137" office:value-type="float" office:value="1" calcext:value-type="float">
            <text:p>1</text:p>
          </table:table-cell>
          <table:table-cell table:style-name="ce40" table:number-columns-repeated="6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11 - Facilidade de Instalação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141" office:value-type="string" calcext:value-type="string">
            <text:p>Total da Contagem</text:p>
          </table:table-cell>
          <table:table-cell table:style-name="ce146" table:number-columns-repeated="3"/>
          <table:table-cell table:style-name="ce150"/>
          <table:table-cell table:style-name="ce75"/>
          <table:table-cell table:number-columns-repeated="1012"/>
        </table:table-row>
        <table:table-row table:style-name="ro2">
          <table:table-cell table:style-name="ce129" office:value-type="string" calcext:value-type="string">
            <text:p>12 - Facilidade de Operação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36" office:value-type="string" calcext:value-type="string">
            <text:p>Pontos de Função não Ajustados</text:p>
          </table:table-cell>
          <table:table-cell table:style-name="ce42" table:number-columns-repeated="2"/>
          <table:table-cell table:style-name="ce148"/>
          <table:table-cell table:style-name="ce151" table:formula="of:=[$Contagem.Y5]+[.K16]" office:value-type="float" office:value="60" calcext:value-type="float">
            <text:p>60,00</text:p>
          </table:table-cell>
          <table:table-cell table:style-name="ce75"/>
          <table:table-cell table:number-columns-repeated="2"/>
          <table:table-cell table:style-name="ce155"/>
          <table:table-cell table:number-columns-repeated="1009"/>
        </table:table-row>
        <table:table-row table:style-name="ro2">
          <table:table-cell table:style-name="ce129" office:value-type="string" calcext:value-type="string">
            <text:p>13 - Múltiplos Locais</text:p>
          </table:table-cell>
          <table:table-cell table:style-name="ce132" table:number-columns-repeated="2"/>
          <table:table-cell table:style-name="ce135"/>
          <table:table-cell table:style-name="ce137" office:value-type="float" office:value="0" calcext:value-type="float">
            <text:p>0</text:p>
          </table:table-cell>
          <table:table-cell table:style-name="ce40"/>
          <table:table-cell table:style-name="ce142" office:value-type="string" calcext:value-type="string">
            <text:p>Pontos de Função Ajustados</text:p>
          </table:table-cell>
          <table:table-cell table:style-name="ce147" table:number-columns-repeated="2"/>
          <table:table-cell table:style-name="ce149"/>
          <table:table-cell table:style-name="ce152" table:formula="of:=[.K19]*[.E24]" office:value-type="float" office:value="60" calcext:value-type="float">
            <text:p>60,00</text:p>
          </table:table-cell>
          <table:table-cell table:style-name="ce75"/>
          <table:table-cell table:number-columns-repeated="2"/>
          <table:table-cell table:style-name="ce155"/>
          <table:table-cell table:number-columns-repeated="1009"/>
        </table:table-row>
        <table:table-row table:style-name="ro2">
          <table:table-cell table:style-name="ce129" office:value-type="string" calcext:value-type="string">
            <text:p>14 - Modificação Facilitada</text:p>
          </table:table-cell>
          <table:table-cell table:style-name="ce132" table:number-columns-repeated="2"/>
          <table:table-cell table:style-name="ce135"/>
          <table:table-cell table:style-name="ce138" office:value-type="float" office:value="3" calcext:value-type="float">
            <text:p>3</text:p>
          </table:table-cell>
          <table:table-cell table:style-name="ce40" table:number-columns-repeated="6"/>
          <table:table-cell table:style-name="ce75"/>
          <table:table-cell table:number-columns-repeated="2"/>
          <table:table-cell table:style-name="ce155"/>
          <table:table-cell table:number-columns-repeated="1009"/>
        </table:table-row>
        <table:table-row table:style-name="ro11">
          <table:table-cell table:style-name="ce35"/>
          <table:table-cell table:style-name="ce40" table:number-columns-repeated="5"/>
          <table:table-cell table:style-name="ce143" office:value-type="string" calcext:value-type="string" table:number-columns-spanned="5" table:number-rows-spanned="1">
            <text:p>Total FPAS</text:p>
          </table:table-cell>
          <table:covered-table-cell table:number-columns-repeated="4" table:style-name="ce143"/>
          <table:table-cell table:style-name="ce75"/>
          <table:table-cell table:number-columns-repeated="2"/>
          <table:table-cell table:style-name="ce155"/>
          <table:table-cell table:number-columns-repeated="1009"/>
        </table:table-row>
        <table:table-row table:style-name="ro7">
          <table:table-cell table:style-name="ce129" office:value-type="string" calcext:value-type="string">
            <text:p>Total dos Níveis de Influência (TDI)</text:p>
          </table:table-cell>
          <table:table-cell table:style-name="ce132" table:number-columns-repeated="2"/>
          <table:table-cell table:style-name="ce135"/>
          <table:table-cell table:style-name="ce139" table:formula="of:=SUM([.E8:.E22])" office:value-type="float" office:value="13" calcext:value-type="float">
            <text:p>13</text:p>
          </table:table-cell>
          <table:table-cell table:style-name="ce40"/>
          <table:table-cell table:style-name="ce144" table:formula="of:=[.K20]" office:value-type="float" office:value="60" calcext:value-type="float" table:number-columns-spanned="5" table:number-rows-spanned="2">
            <text:p>60,00</text:p>
          </table:table-cell>
          <table:covered-table-cell table:number-columns-repeated="4" table:style-name="ce144"/>
          <table:table-cell table:style-name="ce75"/>
          <table:table-cell table:number-columns-repeated="1012"/>
        </table:table-row>
        <table:table-row table:style-name="ro7">
          <table:table-cell table:style-name="ce129" office:value-type="string" calcext:value-type="string">
            <text:p>Valor do Fator de Ajuste (VAF)</text:p>
          </table:table-cell>
          <table:table-cell table:style-name="ce132" table:number-columns-repeated="2"/>
          <table:table-cell table:style-name="ce135"/>
          <table:table-cell table:style-name="ce139" office:value-type="float" office:value="1" calcext:value-type="float">
            <text:p>1</text:p>
          </table:table-cell>
          <table:table-cell table:style-name="ce40"/>
          <table:covered-table-cell table:number-columns-repeated="5" table:style-name="ce144"/>
          <table:table-cell table:style-name="ce75"/>
          <table:table-cell table:number-columns-repeated="1012"/>
        </table:table-row>
        <table:table-row table:style-name="ro2">
          <table:table-cell table:style-name="ce130"/>
          <table:table-cell table:style-name="ce133" table:number-columns-repeated="10"/>
          <table:table-cell table:style-name="ce154"/>
          <table:table-cell table:number-columns-repeated="1012"/>
        </table:table-row>
        <table:table-row table:style-name="ro8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Ajuste.$A$1:.$L$26" table:range-usable-as="print-range"/>
        </table:named-expressions>
      </table:table>
      <table:named-expressions>
        <table:named-range table:name="CF" table:base-cell-address="$Contagem.$A$1" table:cell-range-address="$Funções.$K$8:.$K$8"/>
        <table:named-range table:name="Data" table:base-cell-address="$Contagem.$A$1" table:cell-range-address="$Contagem.$Z$7"/>
        <table:named-range table:name="Excel_BuiltIn_Print_Titles_3_1" table:base-cell-address="$Contagem.$A$1" table:cell-range-address="$Funções.$A$1:.$IU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Z$8"/>
        <table:named-range table:name="UFPB" table:base-cell-address="$Contagem.$A$1" table:cell-range-address="$Contagem.$AA$12"/>
        <table:named-range table:name="VAF" table:base-cell-address="$Contagem.$A$1" table:cell-range-address="#REF!"/>
        <table:named-range table:name="VAFA" table:base-cell-address="$Contagem.$A$1" table:cell-range-address="#REF!"/>
        <table:named-range table:name="VAFB" table:base-cell-address="$Contagem.$A$1" table:cell-range-address="#REF!"/>
      </table:named-expressions>
      <table:database-ranges>
        <table:database-range table:name="__Anonymous_Sheet_DB__2" table:target-range-address="Funções.A7:Funções.O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ator_20_de_20_Ajuste" style:display-name="Normal_Fator de Ajus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ítulo_20_1_20_1" style:display-name="Título 1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Comma" style:display-name="Excel_BuiltIn_Comma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_5f_2" style:display-name="Excel_CondFormat_3_1_2" style:family="table-cell" style:parent-style-name="Default">
      <style:table-cell-properties fo:background-color="#ffff99"/>
      <style:text-properties fo:color="#ff6600"/>
    </style:style>
    <style:style style:name="Excel_5f_CondFormat_5f_3_5f_1_5f_3" style:display-name="Excel_CondFormat_3_1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2_5f_2" style:display-name="Excel_CondFormat_3_2_2" style:family="table-cell" style:parent-style-name="Default">
      <style:table-cell-properties fo:background-color="#ffff99"/>
      <style:text-properties fo:color="#ff6600"/>
    </style:style>
    <style:style style:name="Excel_5f_CondFormat_5f_3_5f_2_5f_3" style:display-name="Excel_CondFormat_3_2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3_5f_2" style:display-name="Excel_CondFormat_3_3_2" style:family="table-cell" style:parent-style-name="Default">
      <style:table-cell-properties fo:background-color="#ffff99"/>
      <style:text-properties fo:color="#ff6600"/>
    </style:style>
    <style:style style:name="Excel_5f_CondFormat_5f_3_5f_3_5f_3" style:display-name="Excel_CondFormat_3_3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4_5f_2" style:display-name="Excel_CondFormat_3_4_2" style:family="table-cell" style:parent-style-name="Default">
      <style:table-cell-properties fo:background-color="#ffff99"/>
      <style:text-properties fo:color="#ff6600"/>
    </style:style>
    <style:style style:name="Excel_5f_CondFormat_5f_3_5f_4_5f_3" style:display-name="Excel_CondFormat_3_4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5_5f_2" style:display-name="Excel_CondFormat_3_5_2" style:family="table-cell" style:parent-style-name="Default">
      <style:table-cell-properties fo:background-color="#ffff99"/>
      <style:text-properties fo:color="#ff6600"/>
    </style:style>
    <style:style style:name="Excel_5f_CondFormat_5f_3_5f_5_5f_3" style:display-name="Excel_CondFormat_3_5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6_5f_2" style:display-name="Excel_CondFormat_3_6_2" style:family="table-cell" style:parent-style-name="Default">
      <style:table-cell-properties fo:background-color="#ffff99"/>
      <style:text-properties fo:color="#ff6600"/>
    </style:style>
    <style:style style:name="Excel_5f_CondFormat_5f_3_5f_6_5f_3" style:display-name="Excel_CondFormat_3_6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7_5f_1" style:display-name="Excel_CondFormat_3_7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7_5f_2" style:display-name="Excel_CondFormat_3_7_2" style:family="table-cell" style:parent-style-name="Default">
      <style:table-cell-properties fo:background-color="#ffff99"/>
      <style:text-properties fo:color="#ff6600"/>
    </style:style>
    <style:style style:name="Excel_5f_CondFormat_5f_3_5f_7_5f_3" style:display-name="Excel_CondFormat_3_7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8_5f_1" style:display-name="Excel_CondFormat_3_8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8_5f_2" style:display-name="Excel_CondFormat_3_8_2" style:family="table-cell" style:parent-style-name="Default">
      <style:table-cell-properties fo:background-color="#ffff99"/>
      <style:text-properties fo:color="#ff6600"/>
    </style:style>
    <style:style style:name="Excel_5f_CondFormat_5f_3_5f_8_5f_3" style:display-name="Excel_CondFormat_3_8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9_5f_1" style:display-name="Excel_CondFormat_3_9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9_5f_2" style:display-name="Excel_CondFormat_3_9_2" style:family="table-cell" style:parent-style-name="Default">
      <style:table-cell-properties fo:background-color="#ffff99"/>
      <style:text-properties fo:color="#ff6600"/>
    </style:style>
    <style:style style:name="Excel_5f_CondFormat_5f_3_5f_9_5f_3" style:display-name="Excel_CondFormat_3_9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page-layout style:name="Mpm5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1.251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Sumário" style:display-name="PageStyle_Sumário" style:page-layout-name="Mpm4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5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4-2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4-26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Ajuste" style:display-name="PageStyle_Ajuste" style:page-layout-name="Mpm6">
      <style:header style:display="false"/>
      <style:header-left style:display="false"/>
      <style:footer>
        <text:p><text:span text:style-name="MT2"><text:file-name text:display="name-and-extension">???</text:file-name></text:span></text:p>
      </style:footer>
      <style:footer-left style:display="false">
        <text:p><text:span text:style-name="MT2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Luiz Wilhelm</meta:initial-creator>
    <meta:creation-date>2011-12-14T10:02:29</meta:creation-date>
    <dc:date>2016-04-26T13:42:23.792500596</dc:date>
    <meta:editing-cycles>5</meta:editing-cycles>
    <meta:editing-duration>PT45M19S</meta:editing-duration>
    <meta:generator>LibreOffice/4.2.8.2$Linux_X86_64 LibreOffice_project/420m0$Build-2</meta:generator>
    <meta:document-statistic meta:table-count="4" meta:cell-count="9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family="Arial" fo:font-size="4.80000019073486pt" style:font-size-asian="4.80000019073486pt" style:font-family-complex="Arial" style:font-size-complex="4.80000019073486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3c3c3c"/>
      <style:text-properties fo:font-size="10pt" style:font-size-asian="10pt" style:font-size-complex="10pt"/>
    </style:style>
    <style:style style:name="ch6" style:family="chart" style:data-style-name="N116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graphic-properties svg:stroke-color="#3c3c3c"/>
      <style:text-properties fo:font-size="10pt" style:font-size-asian="10pt" style:font-size-complex="10pt"/>
    </style:style>
    <style:style style:name="ch7" style:family="chart" style:data-style-name="N116">
      <style:chart-properties chart:link-data-style-to-source="true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99ff"/>
      <style:text-properties fo:color="#000000" fo:font-family="Arial" fo:font-size="8pt" style:font-size-asian="8pt" style:font-family-complex="Arial" style:font-size-complex="8pt"/>
    </style:style>
    <style:style style:name="ch9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3366"/>
      <style:text-properties fo:color="#000000" fo:font-family="Arial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ffffcc"/>
      <style:text-properties fo:color="#000000" fo:font-family="Arial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ccffff"/>
      <style:text-properties fo:color="#000000" fo:font-family="Arial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660066"/>
      <style:text-properties fo:color="#000000" fo:font-family="Arial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8cm" svg:height="3.395cm" xlink:href=".." xlink:type="simple" chart:class="chart:circle" chart:style-name="ch1">
        <chart:title svg:x="1.674cm" svg:y="0.59cm" chart:style-name="ch2">
          <text:p>% por Tipo de Função</text:p>
        </chart:title>
        <chart:legend svg:x="5.219cm" svg:y="1.281cm" style:legend-expansion="custom" chartooo:width="0.529cm" chartooo:height="1.728cm" style:legend-expansion-aspect-ratio="0.306134259259259" chart:style-name="ch3"/>
        <chart:plot-area chart:style-name="ch4" table:cell-range-address="Sumário.I14:Sumário.I14 Sumário.I21:Sumário.I21 Sumário.I28:Sumário.I28 Sumário.I35:Sumário.I35 Sumário.I42:Sumário.I42" svg:x="2.756cm" svg:y="1.663cm" svg:width="1.324cm" svg:height="1.091cm">
          <chartooo:coordinate-region svg:x="2.79cm" svg:y="1.664cm" svg:width="1.238cm" svg:height="1.09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">
                <text:p>0.4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